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-color="#ccff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-color="#99ff33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-color="#66990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-color="#193300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>
      <style:graphic-properties draw:textarea-horizontal-align="justify" draw:textarea-vertical-align="middle" draw:auto-grow-height="false"/>
    </style:style>
    <style:style style:name="gr13" style:family="graphic">
      <style:graphic-properties svg:stroke-color="#000000" draw:fill-color="#ccff00" draw:textarea-horizontal-align="justify" draw:textarea-vertical-align="middle" draw:auto-grow-height="false"/>
    </style:style>
    <style:style style:name="gr14" style:family="graphic">
      <style:graphic-properties svg:stroke-color="#000000" draw:fill-color="#99ff33" draw:textarea-horizontal-align="justify" draw:textarea-vertical-align="middle" draw:auto-grow-height="false"/>
    </style:style>
    <style:style style:name="gr15" style:family="graphic">
      <style:graphic-properties svg:stroke-color="#000000" draw:fill-color="#669900" draw:textarea-horizontal-align="justify" draw:textarea-vertical-align="middle" draw:auto-grow-height="false"/>
    </style:style>
    <style:style style:name="gr16" style:family="graphic">
      <style:graphic-properties svg:stroke-color="#000000" draw:fill-color="#193300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5.75cm" fo:min-width="10.3cm"/>
    </style:style>
    <style:style style:name="gr18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0cm" fo:min-width="12.1cm"/>
    </style:style>
    <style:style style:name="gr19" style:family="graphic" style:parent-style-name="standard" style:list-style-name="L1">
      <style:graphic-properties svg:stroke-color="#000000" draw:fill-color="#ccff00" draw:textarea-vertical-align="middle"/>
    </style:style>
    <style:style style:name="gr20" style:family="graphic" style:parent-style-name="standard" style:list-style-name="L1">
      <style:graphic-properties svg:stroke-color="#000000" draw:fill-color="#ccff00" draw:textarea-vertical-align="middle"/>
    </style:style>
    <style:style style:name="gr21" style:family="graphic" style:parent-style-name="standard" style:list-style-name="L1">
      <style:graphic-properties svg:stroke-color="#000000" draw:fill-color="#99ff33" draw:textarea-vertical-align="middle"/>
    </style:style>
    <style:style style:name="gr22" style:family="graphic" style:parent-style-name="standard" style:list-style-name="L1">
      <style:graphic-properties svg:stroke-color="#000000" draw:fill-color="#99ff33" draw:textarea-vertical-align="middle"/>
    </style:style>
    <style:style style:name="gr23" style:family="graphic" style:parent-style-name="standard" style:list-style-name="L1">
      <style:graphic-properties svg:stroke-color="#000000" draw:fill-color="#669900" draw:textarea-vertical-align="middle"/>
    </style:style>
    <style:style style:name="gr24" style:family="graphic" style:parent-style-name="standard" style:list-style-name="L1">
      <style:graphic-properties svg:stroke-color="#000000" draw:fill-color="#669900" draw:textarea-vertical-align="middle"/>
    </style:style>
    <style:style style:name="gr25" style:family="graphic" style:parent-style-name="standard" style:list-style-name="L1">
      <style:graphic-properties svg:stroke-color="#000000" draw:fill-color="#193300" draw:textarea-vertical-align="middle"/>
    </style:style>
    <style:style style:name="gr26" style:family="graphic" style:parent-style-name="standard" style:list-style-name="L1">
      <style:graphic-properties svg:stroke-color="#000000" draw:fill-color="#193300" draw:textarea-vertical-align="middle"/>
    </style:style>
    <style:style style:name="gr27" style:family="graphic" style:parent-style-name="standard">
      <style:graphic-properties svg:stroke-color="#b2b2b2" draw:fill="solid" draw:fill-color="#b2b2b2" draw:opacity="100%" draw:opacity-name="Transparency_20_6" draw:textarea-horizontal-align="justify" draw:textarea-vertical-align="middle" draw:auto-grow-height="false"/>
    </style:style>
    <style:style style:name="gr28" style:family="graphic" style:parent-style-name="objectwithoutfill">
      <style:graphic-properties svg:stroke-color="#b2b2b2" draw:fill="none" draw:textarea-vertical-align="middle"/>
    </style:style>
    <style:style style:name="gr29" style:family="graphic" style:parent-style-name="standard" style:list-style-name="L1">
      <style:graphic-properties svg:stroke-color="#000000" draw:fill-color="#ccff00" draw:textarea-vertical-align="middle"/>
    </style:style>
    <style:style style:name="gr30" style:family="graphic" style:parent-style-name="standard" style:list-style-name="L1">
      <style:graphic-properties svg:stroke-color="#000000" draw:fill-color="#ccff00" draw:textarea-vertical-align="middle"/>
    </style:style>
    <style:style style:name="gr31" style:family="graphic" style:parent-style-name="standard" style:list-style-name="L1">
      <style:graphic-properties svg:stroke-color="#000000" draw:fill-color="#99ff33" draw:textarea-vertical-align="middle"/>
    </style:style>
    <style:style style:name="gr32" style:family="graphic" style:parent-style-name="standard" style:list-style-name="L1">
      <style:graphic-properties svg:stroke-color="#000000" draw:fill-color="#99ff33" draw:textarea-vertical-align="middle"/>
    </style:style>
    <style:style style:name="gr33" style:family="graphic" style:parent-style-name="standard" style:list-style-name="L1">
      <style:graphic-properties svg:stroke-color="#000000" draw:fill-color="#669900" draw:textarea-vertical-align="middle"/>
    </style:style>
    <style:style style:name="gr34" style:family="graphic" style:parent-style-name="standard" style:list-style-name="L1">
      <style:graphic-properties svg:stroke-color="#000000" draw:fill-color="#669900" draw:textarea-vertical-align="middle"/>
    </style:style>
    <style:style style:name="gr35" style:family="graphic" style:parent-style-name="standard" style:list-style-name="L1">
      <style:graphic-properties svg:stroke-color="#000000" draw:fill-color="#193300" draw:textarea-vertical-align="middle"/>
    </style:style>
    <style:style style:name="gr36" style:family="graphic" style:parent-style-name="standard" style:list-style-name="L1">
      <style:graphic-properties svg:stroke-color="#000000" draw:fill-color="#193300" draw:textarea-vertical-align="middle"/>
    </style:style>
    <style:style style:name="gr37" style:family="graphic" style:parent-style-name="objectwithoutfill">
      <style:graphic-properties svg:stroke-width="0.035cm" svg:stroke-color="#800055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8" style:family="graphic" style:parent-style-name="objectwithoutfill">
      <style:graphic-properties svg:stroke-width="0.035cm" svg:stroke-color="#800055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9" style:family="graphic" style:parent-style-name="objectwithoutfill">
      <style:graphic-properties svg:stroke-color="#ff6600" draw:marker-start="Dimension_20_Lines" draw:marker-end="Symmetric_20_Arrow" draw:marker-end-width="0.3cm" draw:fill="none" draw:textarea-vertical-align="middle"/>
    </style:style>
    <style:style style:name="gr40" style:family="graphic" style:parent-style-name="standard" style:list-style-name="L1">
      <style:graphic-properties svg:stroke-color="#000000" draw:fill-color="#ccff00" draw:textarea-vertical-align="middle"/>
    </style:style>
    <style:style style:name="gr41" style:family="graphic" style:parent-style-name="standard" style:list-style-name="L1">
      <style:graphic-properties svg:stroke-color="#000000" draw:fill-color="#99ff33" draw:textarea-vertical-align="middle"/>
    </style:style>
    <style:style style:name="gr42" style:family="graphic" style:parent-style-name="standard" style:list-style-name="L1">
      <style:graphic-properties svg:stroke-color="#000000" draw:fill-color="#669900" draw:textarea-vertical-align="middle"/>
    </style:style>
    <style:style style:name="gr43" style:family="graphic" style:parent-style-name="standard" style:list-style-name="L1">
      <style:graphic-properties svg:stroke-color="#000000" draw:fill-color="#193300" draw:textarea-vertical-align="middle"/>
    </style:style>
    <style:style style:name="gr44" style:family="graphic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45" style:family="graphic" style:parent-style-name="standard">
      <style:graphic-properties svg:stroke-color="#000000" draw:fill-color="#ccff00" draw:textarea-vertical-align="middle"/>
    </style:style>
    <style:style style:name="gr46" style:family="graphic" style:parent-style-name="standard" style:list-style-name="L1">
      <style:graphic-properties svg:stroke-color="#000000" draw:fill-color="#99ff33" draw:textarea-vertical-align="middle"/>
    </style:style>
    <style:style style:name="gr47" style:family="graphic" style:parent-style-name="standard">
      <style:graphic-properties svg:stroke-color="#000000" draw:fill-color="#669900" draw:textarea-vertical-align="middle"/>
    </style:style>
    <style:style style:name="gr48" style:family="graphic" style:parent-style-name="standard" style:list-style-name="L1">
      <style:graphic-properties svg:stroke-color="#000000" draw:fill-color="#193300" draw:textarea-vertical-align="middle"/>
    </style:style>
    <style:style style:name="gr49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50" style:family="graphic" style:parent-style-name="standard" style:list-style-name="L1">
      <style:graphic-properties svg:stroke-color="#000000" draw:fill-color="#99ff33" draw:textarea-vertical-align="middle"/>
    </style:style>
    <style:style style:name="gr51" style:family="graphic" style:parent-style-name="standard" style:list-style-name="L1">
      <style:graphic-properties svg:stroke-color="#000000" draw:fill-color="#193300" draw:textarea-vertical-align="middle"/>
    </style:style>
    <style:style style:name="gr52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15cm" fo:min-width="0cm"/>
    </style:style>
    <style:style style:name="gr53" style:family="graphic" style:parent-style-name="standard" style:list-style-name="L1">
      <style:graphic-properties svg:stroke-color="#000000" draw:fill-color="#ccff00" draw:textarea-vertical-align="middle"/>
    </style:style>
    <style:style style:name="gr54" style:family="graphic" style:parent-style-name="standard" style:list-style-name="L1">
      <style:graphic-properties svg:stroke-color="#000000" draw:fill-color="#99ff33" draw:textarea-vertical-align="middle"/>
    </style:style>
    <style:style style:name="gr55" style:family="graphic" style:parent-style-name="standard" style:list-style-name="L1">
      <style:graphic-properties svg:stroke-color="#000000" draw:fill-color="#669900" draw:textarea-vertical-align="middle"/>
    </style:style>
    <style:style style:name="gr56" style:family="graphic" style:parent-style-name="standard" style:list-style-name="L1">
      <style:graphic-properties svg:stroke-color="#000000" draw:fill-color="#193300" draw:textarea-vertical-align="middle"/>
    </style:style>
    <style:style style:name="gr57" style:family="graphic">
      <style:graphic-properties draw:opacity="50%" draw:opacity-name="" draw:textarea-horizontal-align="justify" draw:textarea-vertical-align="middle" draw:auto-grow-height="false"/>
    </style:style>
    <style:style style:name="gr58" style:family="graphic" style:parent-style-name="standard" style:list-style-name="L1">
      <style:graphic-properties svg:stroke-color="#000000" draw:fill-color="#ccff00" draw:textarea-vertical-align="middle"/>
    </style:style>
    <style:style style:name="gr59" style:family="graphic" style:parent-style-name="standard" style:list-style-name="L1">
      <style:graphic-properties svg:stroke-color="#000000" draw:fill-color="#99ff33" draw:textarea-vertical-align="middle"/>
    </style:style>
    <style:style style:name="gr60" style:family="graphic" style:parent-style-name="standard" style:list-style-name="L1">
      <style:graphic-properties svg:stroke-color="#000000" draw:fill-color="#669900" draw:textarea-vertical-align="middle"/>
    </style:style>
    <style:style style:name="gr61" style:family="graphic" style:parent-style-name="standard" style:list-style-name="L1">
      <style:graphic-properties svg:stroke-color="#000000" draw:fill-color="#193300" draw:textarea-vertical-align="middle"/>
    </style:style>
    <style:style style:name="gr62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5.75cm" fo:min-width="0cm"/>
    </style:style>
    <style:style style:name="gr63" style:family="graphic" style:parent-style-name="standard" style:list-style-name="L1">
      <style:graphic-properties svg:stroke-color="#000000" draw:fill-color="#ccff00" draw:textarea-vertical-align="middle"/>
    </style:style>
    <style:style style:name="gr64" style:family="graphic" style:parent-style-name="standard" style:list-style-name="L1">
      <style:graphic-properties svg:stroke-color="#000000" draw:fill-color="#99ff33" draw:textarea-vertical-align="middle"/>
    </style:style>
    <style:style style:name="gr65" style:family="graphic" style:parent-style-name="standard" style:list-style-name="L1">
      <style:graphic-properties svg:stroke-color="#000000" draw:fill-color="#669900" draw:textarea-vertical-align="middle"/>
    </style:style>
    <style:style style:name="gr66" style:family="graphic" style:parent-style-name="standard" style:list-style-name="L1">
      <style:graphic-properties svg:stroke-color="#000000" draw:fill-color="#193300" draw:textarea-vertical-align="middle"/>
    </style:style>
    <style:style style:name="gr67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5.749cm" fo:min-width="0cm"/>
    </style:style>
    <style:style style:name="gr68" style:family="graphic" style:parent-style-name="standard" style:list-style-name="L1">
      <style:graphic-properties svg:stroke-color="#000000" draw:fill-color="#ccff00" draw:textarea-vertical-align="middle"/>
    </style:style>
    <style:style style:name="gr69" style:family="graphic" style:parent-style-name="standard" style:list-style-name="L1">
      <style:graphic-properties svg:stroke-color="#000000" draw:fill-color="#99ff33" draw:textarea-vertical-align="middle"/>
    </style:style>
    <style:style style:name="gr70" style:family="graphic" style:parent-style-name="standard" style:list-style-name="L1">
      <style:graphic-properties svg:stroke-color="#000000" draw:fill-color="#669900" draw:textarea-vertical-align="middle"/>
    </style:style>
    <style:style style:name="gr71" style:family="graphic" style:parent-style-name="standard" style:list-style-name="L1">
      <style:graphic-properties svg:stroke-color="#000000" draw:fill-color="#193300" draw:textarea-vertical-align="middle"/>
    </style:style>
    <style:style style:name="gr72" style:family="graphic" style:parent-style-name="standard" style:list-style-name="L1">
      <style:graphic-properties svg:stroke-color="#000000" draw:fill-color="#ccff00" draw:textarea-vertical-align="middle"/>
    </style:style>
    <style:style style:name="gr73" style:family="graphic" style:parent-style-name="standard" style:list-style-name="L1">
      <style:graphic-properties svg:stroke-color="#000000" draw:fill-color="#99ff33" draw:textarea-vertical-align="middle"/>
    </style:style>
    <style:style style:name="gr74" style:family="graphic" style:parent-style-name="standard" style:list-style-name="L1">
      <style:graphic-properties svg:stroke-color="#000000" draw:fill-color="#669900" draw:textarea-vertical-align="middle"/>
    </style:style>
    <style:style style:name="gr75" style:family="graphic" style:parent-style-name="standard" style:list-style-name="L1">
      <style:graphic-properties svg:stroke-color="#000000" draw:fill-color="#193300" draw:textarea-vertical-align="middle"/>
    </style:style>
    <style:style style:name="gr76" style:family="graphic" style:parent-style-name="standard">
      <style:graphic-properties svg:stroke-color="#000000" draw:fill-color="#ffffcc" draw:textarea-horizontal-align="justify" draw:textarea-vertical-align="top" draw:auto-grow-height="false"/>
    </style:style>
    <style:style style:name="gr77" style:family="graphic" style:parent-style-name="standard">
      <style:graphic-properties draw:stroke="none" draw:fill="solid" draw:fill-color="#ff3333" draw:opacity="100%" draw:opacity-name="" draw:textarea-vertical-align="middle" draw:auto-grow-height="false" fo:min-height="0.749cm" fo:min-width="0.49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style:font-name="Liberation Sans" fo:font-size="18pt" style:letter-kerning="true" style:font-name-asian="WenQuanYi Zen Hei Sharp" style:font-size-asian="18pt" style:font-name-complex="Lohit Devanagari" style:font-size-complex="18pt"/>
    </style:style>
    <style:style style:name="P5" style:family="paragraph">
      <style:text-properties fo:font-size="20pt"/>
    </style:style>
    <style:style style:name="P6" style:family="paragraph">
      <style:text-properties fo:color="#800055" style:font-name="Calibri" fo:font-size="18pt" fo:font-style="italic" style:font-style-asian="italic" style:font-style-complex="italic"/>
    </style:style>
    <style:style style:name="P7" style:family="paragraph">
      <style:text-properties fo:color="#ff6600" style:font-name="Calibri" fo:font-size="18pt" fo:font-style="italic" style:font-style-asian="italic" style:font-style-complex="italic"/>
    </style:style>
    <style:style style:name="P8" style:family="paragraph">
      <style:paragraph-properties fo:text-align="start"/>
    </style:style>
    <style:style style:name="T1" style:family="text">
      <style:text-properties style:font-name="Liberation Sans" fo:font-size="18pt" style:letter-kerning="true" style:font-name-asian="WenQuanYi Zen Hei Sharp" style:font-size-asian="18pt" style:font-name-complex="Lohit Devanagari" style:font-size-complex="18pt"/>
    </style:style>
    <style:style style:name="T2" style:family="text">
      <style:text-properties style:use-window-font-color="true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The problem to be solved</text:p>
          </draw:text-box>
        </draw:frame>
        <draw:frame presentation:style-name="pr2" draw:layer="layout" svg:width="25.199cm" svg:height="12.178cm" svg:x="1.4cm" svg:y="4.914cm" presentation:class="subtitle">
          <draw:text-box>
            <text:p>by racr-mquat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draw:custom-shape draw:style-name="gr2" draw:text-style-name="P1" xml:id="id4" draw:id="id4" draw:layer="layout" svg:width="1.6cm" svg:height="1.2cm" svg:x="15.4cm" svg:y="1.8cm">
          <text:p text:style-name="P1">roo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4cm" svg:height="1.4cm" svg:x="13.73cm" svg:y="4.4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4cm" svg:height="1.4cm" svg:x="17.4cm" svg:y="4.4cm">
          <text:p text:style-name="P1">S2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4cm" svg:height="1.4cm" svg:x="12.6cm" svg:y="7cm">
          <text:p text:style-name="P1">CB1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4cm" svg:height="1.4cm" svg:x="17cm" svg:y="7cm">
          <text:p text:style-name="P1">CB2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4cm" svg:height="1.4cm" svg:x="14.6cm" svg:y="7cm">
          <text:p text:style-name="P1">R1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4cm" svg:height="1.4cm" svg:x="19cm" svg:y="7cm">
          <text:p text:style-name="P1">CB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3.3cm" svg:y1="7cm" svg:x2="14.43cm" svg:y2="5.8cm" draw:start-shape="id1" draw:start-glue-point="0" draw:end-shape="id2" draw:end-glue-point="2" svg:d="M13300 7000v-501l1130-198v-501" svg:viewBox="0 0 1131 1201">
          <text:p/>
        </draw:connector>
        <draw:connector draw:style-name="gr3" draw:text-style-name="P1" draw:layer="layout" draw:type="lines" svg:x1="14.43cm" svg:y1="5.8cm" svg:x2="15.3cm" svg:y2="7cm" draw:start-shape="id2" draw:start-glue-point="2" draw:end-shape="id3" draw:end-glue-point="0" svg:d="M14430 5800v501l870 198v501" svg:viewBox="0 0 871 1201">
          <text:p/>
        </draw:connector>
        <draw:connector draw:style-name="gr3" draw:text-style-name="P1" draw:layer="layout" draw:type="lines" svg:x1="14.43cm" svg:y1="4.4cm" svg:x2="16.2cm" svg:y2="3cm" draw:start-shape="id2" draw:start-glue-point="0" draw:end-shape="id4" draw:end-glue-point="2" svg:d="M14430 4400v-501l1770-398v-501" svg:viewBox="0 0 1771 1401">
          <text:p/>
        </draw:connector>
        <draw:connector draw:style-name="gr3" draw:text-style-name="P1" draw:layer="layout" draw:type="lines" svg:x1="16.2cm" svg:y1="3cm" svg:x2="18.1cm" svg:y2="4.4cm" draw:start-shape="id4" draw:start-glue-point="2" draw:end-shape="id5" svg:d="M16200 3000v501l1900 398v501" svg:viewBox="0 0 1901 1401">
          <text:p/>
        </draw:connector>
        <draw:connector draw:style-name="gr3" draw:text-style-name="P1" draw:layer="layout" draw:type="lines" svg:x1="18.1cm" svg:y1="5.8cm" svg:x2="17.7cm" svg:y2="7cm" draw:start-shape="id5" draw:start-glue-point="2" draw:end-shape="id6" draw:end-glue-point="0" svg:d="M18100 5800v501l-400 198v501" svg:viewBox="0 0 401 1201">
          <text:p/>
        </draw:connector>
        <draw:custom-shape draw:style-name="gr2" draw:text-style-name="P1" xml:id="id9" draw:id="id9" draw:layer="layout" svg:width="1.4cm" svg:height="1.4cm" svg:x="19.9cm" svg:y="9.8cm">
          <text:p text:style-name="P1">CB4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4cm" svg:height="1.4cm" svg:x="20.9cm" svg:y="7cm">
          <text:p text:style-name="P1">S3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1.4cm" svg:height="1.4cm" svg:x="22.1cm" svg:y="9.8cm">
          <text:p text:style-name="P1">CB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7cm" svg:y1="7cm" svg:x2="18.1cm" svg:y2="5.8cm" draw:start-shape="id7" draw:start-glue-point="0" draw:end-shape="id5" draw:end-glue-point="2" svg:d="M19700 7000v-501l-1600-198v-501" svg:viewBox="0 0 1601 1201">
          <text:p/>
        </draw:connector>
        <draw:connector draw:style-name="gr3" draw:text-style-name="P1" draw:layer="layout" draw:type="lines" svg:x1="21.6cm" svg:y1="7cm" svg:x2="18.1cm" svg:y2="5.8cm" draw:start-shape="id8" draw:start-glue-point="0" draw:end-shape="id5" draw:end-glue-point="2" svg:d="M21600 7000v-501l-3500-198v-501" svg:viewBox="0 0 3501 1201">
          <text:p/>
        </draw:connector>
        <draw:connector draw:style-name="gr3" draw:text-style-name="P1" draw:layer="layout" draw:type="lines" svg:x1="21.6cm" svg:y1="8.4cm" svg:x2="20.6cm" svg:y2="9.8cm" draw:start-shape="id8" draw:start-glue-point="2" draw:end-shape="id9" draw:end-glue-point="0" svg:d="M21600 8400v501l-1000 398v501" svg:viewBox="0 0 1001 1401">
          <text:p/>
        </draw:connector>
        <draw:connector draw:style-name="gr3" draw:text-style-name="P1" draw:layer="layout" draw:type="lines" svg:x1="21.6cm" svg:y1="8.4cm" svg:x2="22.8cm" svg:y2="9.8cm" draw:start-shape="id8" draw:start-glue-point="2" draw:end-shape="id10" draw:end-glue-point="0" svg:d="M21600 8400v501l1200 398v501" svg:viewBox="0 0 1201 1401">
          <text:p/>
        </draw:connector>
        <draw:line draw:style-name="gr3" draw:text-style-name="P1" draw:layer="layout" svg:x1="12cm" svg:y1="0.6cm" svg:x2="12cm" svg:y2="16.4cm">
          <text:p/>
        </draw:line>
        <draw:custom-shape draw:style-name="gr4" draw:text-style-name="P1" xml:id="id11" draw:id="id11" draw:layer="layout" svg:width="1.4cm" svg:height="1.4cm" svg:x="4.6cm" svg:y="2.2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2" draw:id="id12" draw:layer="layout" svg:width="1.4cm" svg:height="1.4cm" svg:x="3.4cm" svg:y="4.6cm">
          <text:p text:style-name="P1"><text:span text:style-name="T1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3" draw:id="id13" draw:layer="layout" svg:width="1.4cm" svg:height="1.4cm" svg:x="5.2cm" svg:y="4.6cm">
          <text:p text:style-name="P1"><text:span text:style-name="T1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4" draw:id="id14" draw:layer="layout" svg:width="1.4cm" svg:height="1.4cm" svg:x="5.2cm" svg:y="7cm">
          <text:p text:style-name="P1"><text:span text:style-name="T1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5.3cm" svg:y1="3.6cm" svg:x2="4.1cm" svg:y2="4.6cm" draw:start-shape="id11" draw:start-glue-point="8" draw:end-shape="id12" draw:end-glue-point="4" svg:d="M5300 3600l-1200 1000" svg:viewBox="0 0 1201 1001">
          <text:p/>
        </draw:connector>
        <draw:connector draw:style-name="gr8" draw:text-style-name="P1" draw:layer="layout" draw:type="line" svg:x1="5.3cm" svg:y1="3.6cm" svg:x2="5.9cm" svg:y2="4.6cm" draw:start-shape="id11" draw:start-glue-point="8" draw:end-shape="id13" draw:end-glue-point="4" svg:d="M5300 3600l600 1000" svg:viewBox="0 0 601 1001">
          <text:p/>
        </draw:connector>
        <draw:connector draw:style-name="gr8" draw:text-style-name="P1" draw:layer="layout" draw:type="line" svg:x1="5.9cm" svg:y1="6cm" svg:x2="5.9cm" svg:y2="7cm" draw:start-shape="id13" draw:start-glue-point="8" draw:end-shape="id14" draw:end-glue-point="4" svg:d="M5900 6000v1000" svg:viewBox="0 0 1 1001">
          <text:p/>
        </draw:connector>
        <draw:frame draw:style-name="gr9" draw:layer="layout" svg:width="10.318cm" svg:height="5.228cm" svg:x="1cm" svg:y="11.6cm">
          <draw:text-box>
            <text:p>Software components (circles) and</text:p>
            <text:p>their dependencies (arrows)</text:p>
            <text:list text:style-name="L1">
              <text:list-item>
                <text:p>dependency specified in contract<text:line-break/>together with NFP-constrains</text:p>
              </text:list-item>
              <text:list-item>
                <text:p>maybe also parallelism<text:line-break/>constraints for subcomponents,<text:line-break/>e.g. C2 – C3</text:p>
              </text:list-item>
            </text:list>
          </draw:text-box>
        </draw:frame>
        <draw:frame draw:style-name="gr9" draw:layer="layout" svg:width="12.299cm" svg:height="3.095cm" svg:x="13.2cm" svg:y="11.652cm">
          <draw:text-box>
            <text:p>Hardware components (boxes) and</text:p>
            <text:p>their structure (lines)</text:p>
            <text:list text:style-name="L1">
              <text:list-item>
                <text:p>provided NFPs</text:p>
              </text:list-item>
              <text:list-item>
                <text:p>maybe also shared resources, e.g. NAS</text:p>
              </text:list-item>
            </text:list>
          </draw:text-box>
        </draw:frame>
        <draw:frame draw:style-name="gr10" draw:layer="layout" svg:width="24.5cm" svg:height="2.384cm" svg:x="1cm" svg:y="17.153cm">
          <draw:text-box>
            <text:p>Question now is: How to assign SW components to HW components (PE), such that</text:p>
            <text:list text:style-name="L1">
              <text:list-item>
                <text:p>no SW component is executed in parallel on the same PE</text:p>
              </text:list-item>
              <text:list-item>
                <text:p>all constraints (SW-SW- and SW-HW-wise) are met</text:p>
              </text:list-item>
            </text:list>
          </draw:text-box>
        </draw:frame>
        <draw:custom-shape draw:style-name="gr2" draw:text-style-name="P1" draw:layer="layout" svg:width="1.6cm" svg:height="1.2cm" svg:x="11.4cm" svg:y="0.4cm">
          <text:p text:style-name="P1">root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8cm" svg:y1="1cm" svg:x2="15.6cm" svg:y2="2cm">
          <text:p/>
        </draw:line>
        <draw:line draw:style-name="gr8" draw:text-style-name="P1" draw:layer="layout" svg:x1="11.4cm" svg:y1="1.2cm" svg:x2="5.8cm" svg:y2="2.6cm">
          <text:p/>
        </draw:line>
        <draw:custom-shape draw:style-name="gr2" draw:text-style-name="P1" draw:layer="layout" svg:width="1.4cm" svg:height="1.4cm" svg:x="6.6cm" svg:y="3.4cm">
          <text:p text:style-name="P1">I1.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0cm" svg:y="5.8cm">
          <text:p text:style-name="P1">I2.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1.6cm" svg:y="5.8cm">
          <text:p text:style-name="P1">I2.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8.2cm" svg:y="3.4cm">
          <text:p text:style-name="P1">I1.b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4cm" svg:y1="3.4cm" svg:x2="6.8cm" svg:y2="4cm">
          <text:p/>
        </draw:line>
        <draw:line draw:style-name="gr8" draw:text-style-name="P1" draw:layer="layout" svg:x1="5.4cm" svg:y1="3.4cm" svg:x2="8.6cm" svg:y2="3.6cm">
          <text:p/>
        </draw:line>
        <draw:line draw:style-name="gr8" draw:text-style-name="P1" draw:layer="layout" svg:x1="3.6cm" svg:y1="5.4cm" svg:x2="0.8cm" svg:y2="6cm">
          <text:p/>
        </draw:line>
        <draw:line draw:style-name="gr8" draw:text-style-name="P1" draw:layer="layout" svg:x1="3.6cm" svg:y1="5.6cm" svg:x2="2.8cm" svg:y2="6cm">
          <text:p/>
        </draw:line>
        <draw:line draw:style-name="gr3" draw:text-style-name="P1" draw:layer="layout" svg:x1="9cm" svg:y1="4cm" svg:x2="13.2cm" svg:y2="7.8cm">
          <text:p/>
        </draw:line>
        <draw:line draw:style-name="gr3" draw:text-style-name="P1" draw:layer="layout" svg:x1="3cm" svg:y1="6.6cm" svg:x2="20.6cm" svg:y2="10.4cm">
          <text:p/>
        </draw:line>
        <draw:line draw:style-name="gr3" draw:text-style-name="P1" draw:layer="layout" svg:x1="5.8cm" svg:y1="2.8cm" svg:x2="9.4cm" svg:y2="3.8cm">
          <text:p/>
        </draw:line>
        <draw:line draw:style-name="gr3" draw:text-style-name="P1" draw:layer="layout" svg:x1="4cm" svg:y1="5.8cm" svg:x2="2.8cm" svg:y2="6.2cm">
          <text:p/>
        </draw:line>
        <draw:frame draw:style-name="gr11" draw:layer="layout" svg:width="3.906cm" svg:height="0.962cm" svg:x="14cm" svg:y="9.6cm">
          <draw:text-box>
            <text:p>deployedOn</text:p>
          </draw:text-box>
        </draw:frame>
        <draw:frame draw:style-name="gr11" draw:layer="layout" svg:width="4.058cm" svg:height="0.962cm" svg:x="6.8cm" svg:y="2.438cm">
          <draw:text-box>
            <text:p>selectedImpl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draw:custom-shape draw:style-name="gr12" draw:text-style-name="P2" xml:id="id18" draw:id="id18" draw:layer="Layout" svg:width="1.6cm" svg:height="1.2cm" svg:x="15.4cm" svg:y="5.8cm">
          <text:p text:style-name="P2">root</text:p>
          <draw:enhanced-geometry svg:viewBox="0 0 21600 21600" draw:type="rectangle" draw:enhanced-path="M 0 0 L 21600 0 21600 21600 0 21600 0 0 Z N"/>
        </draw:custom-shape>
        <draw:custom-shape draw:style-name="gr12" draw:text-style-name="P2" xml:id="id16" draw:id="id16" draw:layer="Layout" svg:width="1.4cm" svg:height="1.4cm" svg:x="13.73cm" svg:y="8.4cm">
          <text:p text:style-name="P2">S1</text:p>
          <draw:enhanced-geometry svg:viewBox="0 0 21600 21600" draw:type="rectangle" draw:enhanced-path="M 0 0 L 21600 0 21600 21600 0 21600 0 0 Z N"/>
        </draw:custom-shape>
        <draw:custom-shape draw:style-name="gr12" draw:text-style-name="P2" xml:id="id19" draw:id="id19" draw:layer="Layout" svg:width="1.4cm" svg:height="1.4cm" svg:x="17.4cm" svg:y="8.4cm">
          <text:p text:style-name="P2">S2</text:p>
          <draw:enhanced-geometry svg:viewBox="0 0 21600 21600" draw:type="rectangle" draw:enhanced-path="M 0 0 L 21600 0 21600 21600 0 21600 0 0 Z N"/>
        </draw:custom-shape>
        <draw:custom-shape draw:style-name="gr12" draw:text-style-name="P2" xml:id="id15" draw:id="id15" draw:layer="Layout" svg:width="1.4cm" svg:height="1.4cm" svg:x="12.6cm" svg:y="11cm">
          <text:p text:style-name="P2">CB1</text:p>
          <draw:enhanced-geometry svg:viewBox="0 0 21600 21600" draw:type="rectangle" draw:enhanced-path="M 0 0 L 21600 0 21600 21600 0 21600 0 0 Z N"/>
        </draw:custom-shape>
        <draw:custom-shape draw:style-name="gr12" draw:text-style-name="P2" xml:id="id20" draw:id="id20" draw:layer="Layout" svg:width="1.4cm" svg:height="1.4cm" svg:x="17cm" svg:y="11cm">
          <text:p text:style-name="P2">CB2</text:p>
          <draw:enhanced-geometry svg:viewBox="0 0 21600 21600" draw:type="rectangle" draw:enhanced-path="M 0 0 L 21600 0 21600 21600 0 21600 0 0 Z N"/>
        </draw:custom-shape>
        <draw:custom-shape draw:style-name="gr12" draw:text-style-name="P2" xml:id="id17" draw:id="id17" draw:layer="Layout" svg:width="1.4cm" svg:height="1.4cm" svg:x="14.6cm" svg:y="11cm">
          <text:p text:style-name="P2">R1</text:p>
          <draw:enhanced-geometry svg:viewBox="0 0 21600 21600" draw:type="rectangle" draw:enhanced-path="M 0 0 L 21600 0 21600 21600 0 21600 0 0 Z N"/>
        </draw:custom-shape>
        <draw:custom-shape draw:style-name="gr12" draw:text-style-name="P2" xml:id="id21" draw:id="id21" draw:layer="Layout" svg:width="1.4cm" svg:height="1.4cm" svg:x="19cm" svg:y="11cm">
          <text:p text:style-name="P2">CB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3.3cm" svg:y1="11cm" svg:x2="14.43cm" svg:y2="9.8cm" draw:start-shape="id15" draw:start-glue-point="0" draw:end-shape="id16" draw:end-glue-point="2" svg:d="M13300 11000v-501l1130-198v-501" svg:viewBox="0 0 1131 1201">
          <text:p/>
        </draw:connector>
        <draw:connector draw:style-name="gr3" draw:text-style-name="P1" draw:layer="layout" draw:type="lines" svg:x1="14.43cm" svg:y1="9.8cm" svg:x2="15.3cm" svg:y2="11cm" draw:start-shape="id16" draw:start-glue-point="2" draw:end-shape="id17" draw:end-glue-point="0" svg:d="M14430 9800v501l870 198v501" svg:viewBox="0 0 871 1201">
          <text:p/>
        </draw:connector>
        <draw:connector draw:style-name="gr3" draw:text-style-name="P1" draw:layer="layout" draw:type="lines" svg:x1="14.43cm" svg:y1="8.4cm" svg:x2="16.2cm" svg:y2="7cm" draw:start-shape="id16" draw:start-glue-point="0" draw:end-shape="id18" draw:end-glue-point="2" svg:d="M14430 8400v-501l1770-398v-501" svg:viewBox="0 0 1771 1401">
          <text:p/>
        </draw:connector>
        <draw:connector draw:style-name="gr3" draw:text-style-name="P1" draw:layer="layout" draw:type="lines" svg:x1="16.2cm" svg:y1="7cm" svg:x2="18.1cm" svg:y2="8.4cm" draw:start-shape="id18" draw:start-glue-point="2" draw:end-shape="id19" svg:d="M16200 7000v501l1900 398v501" svg:viewBox="0 0 1901 1401">
          <text:p/>
        </draw:connector>
        <draw:connector draw:style-name="gr3" draw:text-style-name="P1" draw:layer="layout" draw:type="lines" svg:x1="18.1cm" svg:y1="9.8cm" svg:x2="17.7cm" svg:y2="11cm" draw:start-shape="id19" draw:start-glue-point="2" draw:end-shape="id20" draw:end-glue-point="0" svg:d="M18100 9800v501l-400 198v501" svg:viewBox="0 0 401 1201">
          <text:p/>
        </draw:connector>
        <draw:custom-shape draw:style-name="gr12" draw:text-style-name="P2" xml:id="id23" draw:id="id23" draw:layer="Layout" svg:width="1.4cm" svg:height="1.4cm" svg:x="19.9cm" svg:y="13.8cm">
          <text:p text:style-name="P2">CB4</text:p>
          <draw:enhanced-geometry svg:viewBox="0 0 21600 21600" draw:type="rectangle" draw:enhanced-path="M 0 0 L 21600 0 21600 21600 0 21600 0 0 Z N"/>
        </draw:custom-shape>
        <draw:custom-shape draw:style-name="gr12" draw:text-style-name="P2" xml:id="id22" draw:id="id22" draw:layer="Layout" svg:width="1.4cm" svg:height="1.4cm" svg:x="20.9cm" svg:y="11cm">
          <text:p text:style-name="P2">S3</text:p>
          <draw:enhanced-geometry svg:viewBox="0 0 21600 21600" draw:type="rectangle" draw:enhanced-path="M 0 0 L 21600 0 21600 21600 0 21600 0 0 Z N"/>
        </draw:custom-shape>
        <draw:custom-shape draw:style-name="gr12" draw:text-style-name="P2" xml:id="id24" draw:id="id24" draw:layer="Layout" svg:width="1.4cm" svg:height="1.4cm" svg:x="22.1cm" svg:y="13.8cm">
          <text:p text:style-name="P2">CB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7cm" svg:y1="11cm" svg:x2="18.1cm" svg:y2="9.8cm" draw:start-shape="id21" draw:start-glue-point="0" draw:end-shape="id19" draw:end-glue-point="2" svg:d="M19700 11000v-501l-1600-198v-501" svg:viewBox="0 0 1601 1201">
          <text:p/>
        </draw:connector>
        <draw:connector draw:style-name="gr3" draw:text-style-name="P1" draw:layer="layout" draw:type="lines" svg:x1="21.6cm" svg:y1="11cm" svg:x2="18.1cm" svg:y2="9.8cm" draw:start-shape="id22" draw:start-glue-point="0" draw:end-shape="id19" draw:end-glue-point="2" svg:d="M21600 11000v-501l-3500-198v-501" svg:viewBox="0 0 3501 1201">
          <text:p/>
        </draw:connector>
        <draw:connector draw:style-name="gr3" draw:text-style-name="P1" draw:layer="layout" draw:type="lines" svg:x1="21.6cm" svg:y1="12.4cm" svg:x2="20.6cm" svg:y2="13.8cm" draw:start-shape="id22" draw:start-glue-point="2" draw:end-shape="id23" draw:end-glue-point="0" svg:d="M21600 12400v501l-1000 398v501" svg:viewBox="0 0 1001 1401">
          <text:p/>
        </draw:connector>
        <draw:connector draw:style-name="gr3" draw:text-style-name="P1" draw:layer="layout" draw:type="lines" svg:x1="21.6cm" svg:y1="12.4cm" svg:x2="22.8cm" svg:y2="13.8cm" draw:start-shape="id22" draw:start-glue-point="2" draw:end-shape="id24" draw:end-glue-point="0" svg:d="M21600 12400v501l1200 398v501" svg:viewBox="0 0 1201 1401">
          <text:p/>
        </draw:connector>
        <draw:custom-shape draw:style-name="gr13" draw:text-style-name="P2" xml:id="id25" draw:id="id25" draw:layer="Layout" svg:width="1.4cm" svg:height="1.4cm" svg:x="4.6cm" svg:y="6.2cm">
          <text:p text:style-name="P2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27" draw:id="id27" draw:layer="Layout" svg:width="1.4cm" svg:height="1.4cm" svg:x="2.4cm" svg:y="8.9cm">
          <text:p text:style-name="P2"><text:span text:style-name="T1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26" draw:id="id26" draw:layer="Layout" svg:width="1.4cm" svg:height="1.4cm" svg:x="6.2cm" svg:y="8.9cm">
          <text:p text:style-name="P2"><text:span text:style-name="T1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28" draw:id="id28" draw:layer="Layout" svg:width="1.4cm" svg:height="1.4cm" svg:x="6.2cm" svg:y="11.7cm">
          <text:p text:style-name="P2"><text:span text:style-name="T1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" draw:layer="layout" svg:width="10.8cm" svg:height="6cm" svg:x="1cm" svg:y="14.6cm">
          <draw:text-box>
            <text:p text:style-name="P3">Software components (circles) with implementations (round rectangles) and their dependencies (arrows)</text:p>
            <text:list text:style-name="L1">
              <text:list-item>
                <text:p text:style-name="P3">dependency specified in contract<text:line-break/>together with NFP-constrains</text:p>
              </text:list-item>
              <text:list-item>
                <text:p text:style-name="P3">maybe also parallelism<text:line-break/>constraints for subcomponents,<text:line-break/>e.g. C2 – C3</text:p>
              </text:list-item>
            </text:list>
          </draw:text-box>
        </draw:frame>
        <draw:frame draw:style-name="gr18" draw:text-style-name="P3" draw:layer="layout" svg:width="12.6cm" svg:height="3.095cm" svg:x="13.2cm" svg:y="15.652cm">
          <draw:text-box>
            <text:p text:style-name="P3">Hardware components (boxes) and</text:p>
            <text:p text:style-name="P3">their structure (lines)</text:p>
            <text:list text:style-name="L1">
              <text:list-item>
                <text:p text:style-name="P3">provided NFPs</text:p>
              </text:list-item>
              <text:list-item>
                <text:p text:style-name="P3">maybe also shared resources, e.g. NAS</text:p>
              </text:list-item>
            </text:list>
          </draw:text-box>
        </draw:frame>
        <draw:rect draw:style-name="gr19" draw:text-style-name="P4" draw:layer="layout" svg:width="1.8cm" svg:height="0.8cm" svg:x="5.6cm" svg:y="7cm" draw:corner-radius="0.5cm">
          <text:p text:style-name="P4">I1.a</text:p>
        </draw:rect>
        <draw:rect draw:style-name="gr20" draw:text-style-name="P4" draw:layer="layout" svg:width="1.8cm" svg:height="0.8cm" svg:x="5.6cm" svg:y="7.8cm" draw:corner-radius="0.5cm">
          <text:p text:style-name="P4">I1.b</text:p>
        </draw:rect>
        <draw:rect draw:style-name="gr21" draw:text-style-name="P4" draw:layer="layout" svg:width="1.8cm" svg:height="0.8cm" svg:x="3cm" svg:y="9.9cm" draw:corner-radius="0.5cm">
          <text:p text:style-name="P4">I2.a</text:p>
        </draw:rect>
        <draw:rect draw:style-name="gr22" draw:text-style-name="P4" draw:layer="layout" svg:width="1.8cm" svg:height="0.8cm" svg:x="3cm" svg:y="10.7cm" draw:corner-radius="0.5cm">
          <text:p text:style-name="P4">I2.b</text:p>
        </draw:rect>
        <draw:rect draw:style-name="gr23" draw:text-style-name="P4" draw:layer="layout" svg:width="1.8cm" svg:height="0.8cm" svg:x="6.9cm" svg:y="9.9cm" draw:corner-radius="0.5cm">
          <text:p text:style-name="P4">I3.a</text:p>
        </draw:rect>
        <draw:rect draw:style-name="gr24" draw:text-style-name="P4" draw:layer="layout" svg:width="1.8cm" svg:height="0.8cm" svg:x="6.9cm" svg:y="10.7cm" draw:corner-radius="0.5cm">
          <text:p text:style-name="P4">I3.b</text:p>
        </draw:rect>
        <draw:rect draw:style-name="gr25" draw:text-style-name="P4" draw:layer="layout" svg:width="1.8cm" svg:height="0.8cm" svg:x="6.9cm" svg:y="12.7cm" draw:corner-radius="0.5cm">
          <text:p text:style-name="P4">I4.a</text:p>
        </draw:rect>
        <draw:rect draw:style-name="gr26" draw:text-style-name="P4" draw:layer="layout" svg:width="1.8cm" svg:height="0.8cm" svg:x="6.9cm" svg:y="13.5cm" draw:corner-radius="0.5cm">
          <text:p text:style-name="P4">I4.b</text:p>
        </draw:rect>
        <draw:connector draw:style-name="gr8" draw:text-style-name="P1" draw:layer="layout" draw:type="lines" svg:x1="5.3cm" svg:y1="7.6cm" svg:x2="6.2cm" svg:y2="9.6cm" draw:start-shape="id25" draw:start-glue-point="8" draw:end-shape="id26" draw:end-glue-point="6" svg:d="M5300 7600v500l399 1500h501" svg:viewBox="0 0 901 2001">
          <text:p/>
        </draw:connector>
        <draw:connector draw:style-name="gr8" draw:text-style-name="P1" draw:layer="layout" draw:type="lines" svg:x1="5.3cm" svg:y1="7.6cm" svg:x2="3.8cm" svg:y2="9.6cm" draw:start-shape="id25" draw:start-glue-point="8" draw:end-shape="id27" draw:end-glue-point="10" svg:d="M5300 7600v500l-1000 1500h-500" svg:viewBox="0 0 1501 2001">
          <text:p/>
        </draw:connector>
        <draw:connector draw:style-name="gr8" draw:text-style-name="P1" draw:layer="layout" draw:type="lines" svg:x1="6.405cm" svg:y1="10.095cm" svg:x2="6.405cm" svg:y2="11.905cm" draw:start-shape="id26" draw:start-glue-point="7" draw:end-shape="id28" draw:end-glue-point="5" svg:d="M6405 10095v705 399 706" svg:viewBox="0 0 1 1811">
          <text:p/>
        </draw:connector>
        <draw:frame presentation:style-name="pr1" draw:layer="layout" svg:width="25.199cm" svg:height="3.506cm" svg:x="1.4cm" svg:y="0.837cm" presentation:class="title">
          <draw:text-box>
            <text:p>The model</text:p>
          </draw:text-box>
        </draw:frame>
        <draw:custom-shape draw:style-name="gr27" draw:text-style-name="P1" xml:id="id29" draw:id="id29" draw:layer="layout" svg:width="4.8cm" svg:height="1.4cm" svg:x="9.6cm" svg:y="4cm">
          <text:p text:style-name="P1">virtual roo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s" svg:x1="9.6cm" svg:y1="4.7cm" svg:x2="5.3cm" svg:y2="6.2cm" draw:start-shape="id29" draw:start-glue-point="5" draw:end-shape="id25" draw:end-glue-point="4" svg:d="M9600 4700h-501l-3799 999v501" svg:viewBox="0 0 4301 1501">
          <text:p/>
        </draw:connector>
        <draw:connector draw:style-name="gr3" draw:text-style-name="P1" draw:layer="layout" draw:type="lines" svg:x1="14.4cm" svg:y1="4.7cm" svg:x2="16.2cm" svg:y2="5.8cm" draw:start-shape="id29" draw:start-glue-point="7" draw:end-shape="id18" draw:end-glue-point="0" svg:d="M14400 4700h502l1298 599v501" svg:viewBox="0 0 1801 1101">
          <text:p/>
        </draw:connector>
        <draw:line draw:style-name="gr28" draw:text-style-name="P1" draw:layer="layout" svg:x1="12cm" svg:y1="5.6cm" svg:x2="12cm" svg:y2="20.6cm">
          <text:p/>
        </draw:lin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draw:custom-shape draw:style-name="gr12" draw:text-style-name="P2" xml:id="id33" draw:id="id33" draw:layer="Layout" svg:width="1.6cm" svg:height="1.2cm" svg:x="15.4cm" svg:y="5.8cm">
          <text:p text:style-name="P2">root</text:p>
          <draw:enhanced-geometry svg:viewBox="0 0 21600 21600" draw:type="rectangle" draw:enhanced-path="M 0 0 L 21600 0 21600 21600 0 21600 0 0 Z N"/>
        </draw:custom-shape>
        <draw:custom-shape draw:style-name="gr12" draw:text-style-name="P2" xml:id="id31" draw:id="id31" draw:layer="Layout" svg:width="1.4cm" svg:height="1.4cm" svg:x="13.73cm" svg:y="8.4cm">
          <text:p text:style-name="P2">S1</text:p>
          <draw:enhanced-geometry svg:viewBox="0 0 21600 21600" draw:type="rectangle" draw:enhanced-path="M 0 0 L 21600 0 21600 21600 0 21600 0 0 Z N"/>
        </draw:custom-shape>
        <draw:custom-shape draw:style-name="gr12" draw:text-style-name="P2" xml:id="id34" draw:id="id34" draw:layer="Layout" svg:width="1.4cm" svg:height="1.4cm" svg:x="17.4cm" svg:y="8.4cm">
          <text:p text:style-name="P2">S2</text:p>
          <draw:enhanced-geometry svg:viewBox="0 0 21600 21600" draw:type="rectangle" draw:enhanced-path="M 0 0 L 21600 0 21600 21600 0 21600 0 0 Z N"/>
        </draw:custom-shape>
        <draw:custom-shape draw:style-name="gr12" draw:text-style-name="P2" xml:id="id30" draw:id="id30" draw:layer="Layout" svg:width="1.4cm" svg:height="1.4cm" svg:x="12.6cm" svg:y="11cm">
          <text:p text:style-name="P2">CB1</text:p>
          <draw:enhanced-geometry svg:viewBox="0 0 21600 21600" draw:type="rectangle" draw:enhanced-path="M 0 0 L 21600 0 21600 21600 0 21600 0 0 Z N"/>
        </draw:custom-shape>
        <draw:custom-shape draw:style-name="gr12" draw:text-style-name="P2" xml:id="id35" draw:id="id35" draw:layer="Layout" svg:width="1.4cm" svg:height="1.4cm" svg:x="17cm" svg:y="11cm">
          <text:p text:style-name="P2">CB2</text:p>
          <draw:enhanced-geometry svg:viewBox="0 0 21600 21600" draw:type="rectangle" draw:enhanced-path="M 0 0 L 21600 0 21600 21600 0 21600 0 0 Z N"/>
        </draw:custom-shape>
        <draw:custom-shape draw:style-name="gr12" draw:text-style-name="P2" xml:id="id32" draw:id="id32" draw:layer="Layout" svg:width="1.4cm" svg:height="1.4cm" svg:x="14.6cm" svg:y="11cm">
          <text:p text:style-name="P2">R1</text:p>
          <draw:enhanced-geometry svg:viewBox="0 0 21600 21600" draw:type="rectangle" draw:enhanced-path="M 0 0 L 21600 0 21600 21600 0 21600 0 0 Z N"/>
        </draw:custom-shape>
        <draw:custom-shape draw:style-name="gr12" draw:text-style-name="P2" xml:id="id36" draw:id="id36" draw:layer="Layout" svg:width="1.4cm" svg:height="1.4cm" svg:x="19cm" svg:y="11cm">
          <text:p text:style-name="P2">CB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3.3cm" svg:y1="11cm" svg:x2="14.43cm" svg:y2="9.8cm" draw:start-shape="id30" draw:start-glue-point="0" draw:end-shape="id31" draw:end-glue-point="2" svg:d="M13300 11000v-501l1130-198v-501" svg:viewBox="0 0 1131 1201">
          <text:p/>
        </draw:connector>
        <draw:connector draw:style-name="gr3" draw:text-style-name="P1" draw:layer="layout" draw:type="lines" svg:x1="14.43cm" svg:y1="9.8cm" svg:x2="15.3cm" svg:y2="11cm" draw:start-shape="id31" draw:start-glue-point="2" draw:end-shape="id32" draw:end-glue-point="0" svg:d="M14430 9800v501l870 198v501" svg:viewBox="0 0 871 1201">
          <text:p/>
        </draw:connector>
        <draw:connector draw:style-name="gr3" draw:text-style-name="P1" draw:layer="layout" draw:type="lines" svg:x1="14.43cm" svg:y1="8.4cm" svg:x2="16.2cm" svg:y2="7cm" draw:start-shape="id31" draw:start-glue-point="0" draw:end-shape="id33" draw:end-glue-point="2" svg:d="M14430 8400v-501l1770-398v-501" svg:viewBox="0 0 1771 1401">
          <text:p/>
        </draw:connector>
        <draw:connector draw:style-name="gr3" draw:text-style-name="P1" draw:layer="layout" draw:type="lines" svg:x1="16.2cm" svg:y1="7cm" svg:x2="18.1cm" svg:y2="8.4cm" draw:start-shape="id33" draw:start-glue-point="2" draw:end-shape="id34" svg:d="M16200 7000v501l1900 398v501" svg:viewBox="0 0 1901 1401">
          <text:p/>
        </draw:connector>
        <draw:connector draw:style-name="gr3" draw:text-style-name="P1" draw:layer="layout" draw:type="lines" svg:x1="18.1cm" svg:y1="9.8cm" svg:x2="17.7cm" svg:y2="11cm" draw:start-shape="id34" draw:start-glue-point="2" draw:end-shape="id35" draw:end-glue-point="0" svg:d="M18100 9800v501l-400 198v501" svg:viewBox="0 0 401 1201">
          <text:p/>
        </draw:connector>
        <draw:custom-shape draw:style-name="gr12" draw:text-style-name="P2" xml:id="id38" draw:id="id38" draw:layer="Layout" svg:width="1.4cm" svg:height="1.4cm" svg:x="19.9cm" svg:y="13.8cm">
          <text:p text:style-name="P2">CB4</text:p>
          <draw:enhanced-geometry svg:viewBox="0 0 21600 21600" draw:type="rectangle" draw:enhanced-path="M 0 0 L 21600 0 21600 21600 0 21600 0 0 Z N"/>
        </draw:custom-shape>
        <draw:custom-shape draw:style-name="gr12" draw:text-style-name="P2" xml:id="id37" draw:id="id37" draw:layer="Layout" svg:width="1.4cm" svg:height="1.4cm" svg:x="20.9cm" svg:y="11cm">
          <text:p text:style-name="P2">S3</text:p>
          <draw:enhanced-geometry svg:viewBox="0 0 21600 21600" draw:type="rectangle" draw:enhanced-path="M 0 0 L 21600 0 21600 21600 0 21600 0 0 Z N"/>
        </draw:custom-shape>
        <draw:custom-shape draw:style-name="gr12" draw:text-style-name="P2" xml:id="id39" draw:id="id39" draw:layer="Layout" svg:width="1.4cm" svg:height="1.4cm" svg:x="22.1cm" svg:y="13.8cm">
          <text:p text:style-name="P2">CB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7cm" svg:y1="11cm" svg:x2="18.1cm" svg:y2="9.8cm" draw:start-shape="id36" draw:start-glue-point="0" draw:end-shape="id34" draw:end-glue-point="2" svg:d="M19700 11000v-501l-1600-198v-501" svg:viewBox="0 0 1601 1201">
          <text:p/>
        </draw:connector>
        <draw:connector draw:style-name="gr3" draw:text-style-name="P1" draw:layer="layout" draw:type="lines" svg:x1="21.6cm" svg:y1="11cm" svg:x2="18.1cm" svg:y2="9.8cm" draw:start-shape="id37" draw:start-glue-point="0" draw:end-shape="id34" draw:end-glue-point="2" svg:d="M21600 11000v-501l-3500-198v-501" svg:viewBox="0 0 3501 1201">
          <text:p/>
        </draw:connector>
        <draw:connector draw:style-name="gr3" draw:text-style-name="P1" draw:layer="layout" draw:type="lines" svg:x1="21.6cm" svg:y1="12.4cm" svg:x2="20.6cm" svg:y2="13.8cm" draw:start-shape="id37" draw:start-glue-point="2" draw:end-shape="id38" draw:end-glue-point="0" svg:d="M21600 12400v501l-1000 398v501" svg:viewBox="0 0 1001 1401">
          <text:p/>
        </draw:connector>
        <draw:connector draw:style-name="gr3" draw:text-style-name="P1" draw:layer="layout" draw:type="lines" svg:x1="21.6cm" svg:y1="12.4cm" svg:x2="22.8cm" svg:y2="13.8cm" draw:start-shape="id37" draw:start-glue-point="2" draw:end-shape="id39" draw:end-glue-point="0" svg:d="M21600 12400v501l1200 398v501" svg:viewBox="0 0 1201 1401">
          <text:p/>
        </draw:connector>
        <draw:line draw:style-name="gr28" draw:text-style-name="P1" draw:layer="layout" svg:x1="12cm" svg:y1="5.6cm" svg:x2="12cm" svg:y2="15.4cm">
          <text:p/>
        </draw:line>
        <draw:custom-shape draw:style-name="gr13" draw:text-style-name="P2" xml:id="id40" draw:id="id40" draw:layer="Layout" svg:width="1.4cm" svg:height="1.4cm" svg:x="4.6cm" svg:y="6.2cm">
          <text:p text:style-name="P2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46" draw:id="id46" draw:layer="Layout" svg:width="1.4cm" svg:height="1.4cm" svg:x="2.4cm" svg:y="8.9cm">
          <text:p text:style-name="P2"><text:span text:style-name="T1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42" draw:id="id42" draw:layer="Layout" svg:width="1.4cm" svg:height="1.4cm" svg:x="6.2cm" svg:y="8.9cm">
          <text:p text:style-name="P2"><text:span text:style-name="T1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44" draw:id="id44" draw:layer="Layout" svg:width="1.4cm" svg:height="1.4cm" svg:x="6.2cm" svg:y="11.7cm">
          <text:p text:style-name="P2"><text:span text:style-name="T1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24.8cm" svg:height="2.384cm" svg:x="1cm" svg:y="16.153cm">
          <draw:text-box>
            <text:p text:style-name="P3">Question now is: How to <text:span text:style-name="T2">assign</text:span> implementations to HW components (PE), such that</text:p>
            <text:list text:style-name="L1">
              <text:list-item>
                <text:p text:style-name="P3">no implementation is executed in parallel on the same PE → sequentially = possible</text:p>
              </text:list-item>
              <text:list-item>
                <text:p text:style-name="P3">all constraints (SW-SW- and SW-HW-wise) are met</text:p>
              </text:list-item>
            </text:list>
          </draw:text-box>
        </draw:frame>
        <draw:rect draw:style-name="gr29" draw:text-style-name="P4" xml:id="id41" draw:id="id41" draw:layer="layout" svg:width="1.8cm" svg:height="0.8cm" svg:x="5.6cm" svg:y="7cm" draw:corner-radius="0.5cm">
          <text:p text:style-name="P4">I1.a</text:p>
        </draw:rect>
        <draw:rect draw:style-name="gr30" draw:text-style-name="P4" draw:layer="layout" svg:width="1.8cm" svg:height="0.8cm" svg:x="5.6cm" svg:y="7.8cm" draw:corner-radius="0.5cm">
          <text:p text:style-name="P4">I1.b</text:p>
        </draw:rect>
        <draw:rect draw:style-name="gr31" draw:text-style-name="P4" draw:layer="layout" svg:width="1.8cm" svg:height="0.8cm" svg:x="3cm" svg:y="9.9cm" draw:corner-radius="0.5cm">
          <text:p text:style-name="P4">I2.a</text:p>
        </draw:rect>
        <draw:rect draw:style-name="gr32" draw:text-style-name="P4" xml:id="id47" draw:id="id47" draw:layer="layout" svg:width="1.8cm" svg:height="0.8cm" svg:x="3cm" svg:y="10.7cm" draw:corner-radius="0.5cm">
          <text:p text:style-name="P4">I2.b</text:p>
        </draw:rect>
        <draw:rect draw:style-name="gr33" draw:text-style-name="P4" draw:layer="layout" svg:width="1.8cm" svg:height="0.8cm" svg:x="6.9cm" svg:y="9.9cm" draw:corner-radius="0.5cm">
          <text:p text:style-name="P4">I3.a</text:p>
        </draw:rect>
        <draw:rect draw:style-name="gr34" draw:text-style-name="P4" xml:id="id43" draw:id="id43" draw:layer="layout" svg:width="1.8cm" svg:height="0.8cm" svg:x="6.9cm" svg:y="10.7cm" draw:corner-radius="0.5cm">
          <text:p text:style-name="P4">I3.b</text:p>
        </draw:rect>
        <draw:rect draw:style-name="gr35" draw:text-style-name="P4" xml:id="id45" draw:id="id45" draw:layer="layout" svg:width="1.8cm" svg:height="0.8cm" svg:x="6.9cm" svg:y="12.7cm" draw:corner-radius="0.5cm">
          <text:p text:style-name="P4">I4.a</text:p>
        </draw:rect>
        <draw:rect draw:style-name="gr36" draw:text-style-name="P4" draw:layer="layout" svg:width="1.8cm" svg:height="0.8cm" svg:x="6.9cm" svg:y="13.5cm" draw:corner-radius="0.5cm">
          <text:p text:style-name="P4">I4.b</text:p>
        </draw:rect>
        <draw:connector draw:style-name="gr37" draw:text-style-name="P1" draw:layer="layout" draw:type="curve" svg:x1="5.795cm" svg:y1="6.405cm" svg:x2="7.4cm" svg:y2="7.4cm" draw:start-shape="id40" draw:start-glue-point="11" draw:end-shape="id41" draw:end-glue-point="1" svg:d="M5795 6405c3159 0 2356 995 1605 995" svg:viewBox="0 0 2286 996">
          <text:p/>
        </draw:connector>
        <draw:connector draw:style-name="gr38" draw:text-style-name="P1" draw:layer="layout" draw:type="curve" svg:x1="7.395cm" svg:y1="9.105cm" svg:x2="8.7cm" svg:y2="11.1cm" draw:start-shape="id42" draw:start-glue-point="11" draw:end-shape="id43" draw:end-glue-point="1" svg:d="M7395 9105c2709 0 2056 1995 1305 1995" svg:viewBox="0 0 1963 1996">
          <text:p/>
        </draw:connector>
        <draw:connector draw:style-name="gr38" draw:text-style-name="P1" draw:layer="layout" draw:type="curve" svg:x1="7.6cm" svg:y1="12.4cm" svg:x2="8.7cm" svg:y2="13.1cm" draw:start-shape="id44" draw:start-glue-point="10" draw:end-shape="id45" draw:end-glue-point="1" svg:d="M7600 12400c2401 0 1851 700 1100 700" svg:viewBox="0 0 1742 701">
          <text:p/>
        </draw:connector>
        <draw:connector draw:style-name="gr38" draw:text-style-name="P1" draw:layer="layout" draw:type="curve" svg:x1="2.4cm" svg:y1="9.6cm" svg:x2="3cm" svg:y2="11.1cm" draw:start-shape="id46" draw:start-glue-point="6" draw:end-shape="id47" draw:end-glue-point="3" svg:d="M2400 9600c-751 0-1051 1500 600 1500" svg:viewBox="0 0 1205 1501">
          <text:p/>
        </draw:connector>
        <draw:frame draw:style-name="gr11" draw:text-style-name="P6" draw:layer="layout" svg:width="3.715cm" svg:height="0.886cm" svg:x="5.8cm" svg:y="5.7cm">
          <draw:text-box>
            <text:p text:style-name="P6">selectedimpl</text:p>
          </draw:text-box>
        </draw:frame>
        <draw:line draw:style-name="gr39" draw:text-style-name="P1" draw:layer="layout" svg:x1="7.2cm" svg:y1="7.4cm" svg:x2="13cm" svg:y2="11.4cm">
          <text:p/>
        </draw:line>
        <draw:line draw:style-name="gr39" draw:text-style-name="P1" draw:layer="layout" svg:x1="8.4cm" svg:y1="10.2cm" svg:x2="12.972cm" svg:y2="11.359cm">
          <text:p/>
        </draw:line>
        <draw:polyline draw:style-name="gr39" draw:text-style-name="P1" draw:layer="layout" svg:width="6.647cm" svg:height="1.461cm" draw:transform="rotate (0.274191225488309) translate (8.6cm 13cm)" svg:viewBox="0 0 6648 1462" draw:points="0,0 5198,1462 6648,0">
          <text:p/>
        </draw:polyline>
        <draw:polyline draw:style-name="gr39" draw:text-style-name="P1" draw:layer="layout" svg:width="14.054cm" svg:height="7.442cm" draw:transform="skewX (-4.38897273854527E-017) rotate (0.274191225488309) translate (4.4551247240459cm 11.0407498881561cm)" svg:viewBox="0 0 14055 7443" draw:points="150,0 0,3490 14055,7443">
          <text:p/>
        </draw:polyline>
        <draw:connector draw:style-name="gr8" draw:text-style-name="P1" draw:layer="layout" draw:type="lines" svg:x1="5.3cm" svg:y1="7.6cm" svg:x2="6.2cm" svg:y2="9.6cm" draw:start-shape="id40" draw:start-glue-point="8" draw:end-shape="id42" draw:end-glue-point="6" svg:d="M5300 7600v500l399 1500h501" svg:viewBox="0 0 901 2001">
          <text:p/>
        </draw:connector>
        <draw:connector draw:style-name="gr8" draw:text-style-name="P1" draw:layer="layout" draw:type="lines" svg:x1="5.3cm" svg:y1="7.6cm" svg:x2="3.8cm" svg:y2="9.6cm" draw:start-shape="id40" draw:start-glue-point="8" draw:end-shape="id46" draw:end-glue-point="10" svg:d="M5300 7600v500l-1000 1500h-500" svg:viewBox="0 0 1501 2001">
          <text:p/>
        </draw:connector>
        <draw:connector draw:style-name="gr8" draw:text-style-name="P1" draw:layer="layout" draw:type="lines" svg:x1="6.405cm" svg:y1="10.095cm" svg:x2="6.405cm" svg:y2="11.905cm" draw:start-shape="id42" draw:start-glue-point="7" draw:end-shape="id44" draw:end-glue-point="5" svg:d="M6405 10095v705 399 706" svg:viewBox="0 0 1 1811">
          <text:p/>
        </draw:connector>
        <draw:frame draw:style-name="gr11" draw:text-style-name="P7" draw:layer="layout" svg:width="3.58cm" svg:height="0.886cm" svg:x="12.8cm" svg:y="13.714cm">
          <draw:text-box>
            <text:p text:style-name="P7">deployedOn</text:p>
          </draw:text-box>
        </draw:frame>
        <draw:custom-shape draw:style-name="gr27" draw:text-style-name="P1" xml:id="id48" draw:id="id48" draw:layer="layout" svg:width="4.8cm" svg:height="1.4cm" svg:x="9.6cm" svg:y="4cm">
          <text:p text:style-name="P1">virtual roo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s" svg:x1="9.6cm" svg:y1="4.7cm" svg:x2="5.3cm" svg:y2="6.2cm" draw:start-shape="id48" draw:start-glue-point="5" draw:end-shape="id40" draw:end-glue-point="4" svg:d="M9600 4700h-501l-3799 999v501" svg:viewBox="0 0 4301 1501">
          <text:p/>
        </draw:connector>
        <draw:connector draw:style-name="gr3" draw:text-style-name="P1" draw:layer="layout" draw:type="lines" svg:x1="14.4cm" svg:y1="4.7cm" svg:x2="16.2cm" svg:y2="5.8cm" draw:start-shape="id48" draw:start-glue-point="7" draw:end-shape="id33" draw:end-glue-point="0" svg:d="M14400 4700h502l1298 599v501" svg:viewBox="0 0 1801 1101">
          <text:p/>
        </draw:connector>
        <draw:frame presentation:style-name="pr1" draw:layer="layout" svg:width="25.199cm" svg:height="3.506cm" svg:x="1.4cm" svg:y="0.837cm" presentation:class="title">
          <draw:text-box>
            <text:p>The ques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draw:custom-shape draw:style-name="gr12" draw:text-style-name="P2" xml:id="id52" draw:id="id52" draw:layer="Layout" svg:width="2.51cm" svg:height="1.883cm" svg:x="12.793cm" svg:y="4.8cm">
          <text:p text:style-name="P2">root</text:p>
          <draw:enhanced-geometry svg:viewBox="0 0 21600 21600" draw:type="rectangle" draw:enhanced-path="M 0 0 L 21600 0 21600 21600 0 21600 0 0 Z N"/>
        </draw:custom-shape>
        <draw:custom-shape draw:style-name="gr12" draw:text-style-name="P2" xml:id="id50" draw:id="id50" draw:layer="Layout" svg:width="2.196cm" svg:height="2.196cm" svg:x="10.173cm" svg:y="8.879cm">
          <text:p text:style-name="P2">S1</text:p>
          <draw:enhanced-geometry svg:viewBox="0 0 21600 21600" draw:type="rectangle" draw:enhanced-path="M 0 0 L 21600 0 21600 21600 0 21600 0 0 Z N"/>
        </draw:custom-shape>
        <draw:custom-shape draw:style-name="gr12" draw:text-style-name="P2" xml:id="id53" draw:id="id53" draw:layer="Layout" svg:width="2.197cm" svg:height="2.196cm" svg:x="15.93cm" svg:y="8.879cm">
          <text:p text:style-name="P2">S2</text:p>
          <draw:enhanced-geometry svg:viewBox="0 0 21600 21600" draw:type="rectangle" draw:enhanced-path="M 0 0 L 21600 0 21600 21600 0 21600 0 0 Z N"/>
        </draw:custom-shape>
        <draw:custom-shape draw:style-name="gr12" draw:text-style-name="P2" xml:id="id49" draw:id="id49" draw:layer="Layout" svg:width="2.196cm" svg:height="2.196cm" svg:x="8.4cm" svg:y="12.958cm">
          <text:p text:style-name="P2">CB1</text:p>
          <draw:enhanced-geometry svg:viewBox="0 0 21600 21600" draw:type="rectangle" draw:enhanced-path="M 0 0 L 21600 0 21600 21600 0 21600 0 0 Z N"/>
        </draw:custom-shape>
        <draw:custom-shape draw:style-name="gr12" draw:text-style-name="P2" xml:id="id54" draw:id="id54" draw:layer="Layout" svg:width="2.196cm" svg:height="2.196cm" svg:x="15.303cm" svg:y="12.958cm">
          <text:p text:style-name="P2">CB2</text:p>
          <draw:enhanced-geometry svg:viewBox="0 0 21600 21600" draw:type="rectangle" draw:enhanced-path="M 0 0 L 21600 0 21600 21600 0 21600 0 0 Z N"/>
        </draw:custom-shape>
        <draw:custom-shape draw:style-name="gr12" draw:text-style-name="P2" xml:id="id51" draw:id="id51" draw:layer="Layout" svg:width="2.196cm" svg:height="2.196cm" svg:x="11.538cm" svg:y="12.958cm">
          <text:p text:style-name="P2">R1</text:p>
          <draw:enhanced-geometry svg:viewBox="0 0 21600 21600" draw:type="rectangle" draw:enhanced-path="M 0 0 L 21600 0 21600 21600 0 21600 0 0 Z N"/>
        </draw:custom-shape>
        <draw:custom-shape draw:style-name="gr12" draw:text-style-name="P2" xml:id="id55" draw:id="id55" draw:layer="Layout" svg:width="2.197cm" svg:height="2.196cm" svg:x="18.44cm" svg:y="12.958cm">
          <text:p text:style-name="P2">CB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49" draw:start-glue-point="0" draw:end-shape="id50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50" draw:start-glue-point="2" draw:end-shape="id51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50" draw:start-glue-point="0" draw:end-shape="id52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52" draw:start-glue-point="2" draw:end-shape="id53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53" draw:start-glue-point="2" draw:end-shape="id54" draw:end-glue-point="0" svg:d="M17028 11075v501l-627 881v501" svg:viewBox="0 0 628 1884">
          <text:p/>
        </draw:connector>
        <draw:custom-shape draw:style-name="gr12" draw:text-style-name="P2" xml:id="id57" draw:id="id57" draw:layer="Layout" svg:width="2.197cm" svg:height="2.197cm" svg:x="19.852cm" svg:y="17.35cm">
          <text:p text:style-name="P2">CB4</text:p>
          <draw:enhanced-geometry svg:viewBox="0 0 21600 21600" draw:type="rectangle" draw:enhanced-path="M 0 0 L 21600 0 21600 21600 0 21600 0 0 Z N"/>
        </draw:custom-shape>
        <draw:custom-shape draw:style-name="gr12" draw:text-style-name="P2" xml:id="id56" draw:id="id56" draw:layer="Layout" svg:width="2.196cm" svg:height="2.196cm" svg:x="21.421cm" svg:y="12.958cm">
          <text:p text:style-name="P2">S3</text:p>
          <draw:enhanced-geometry svg:viewBox="0 0 21600 21600" draw:type="rectangle" draw:enhanced-path="M 0 0 L 21600 0 21600 21600 0 21600 0 0 Z N"/>
        </draw:custom-shape>
        <draw:custom-shape draw:style-name="gr12" draw:text-style-name="P2" xml:id="id58" draw:id="id58" draw:layer="Layout" svg:width="2.196cm" svg:height="2.197cm" svg:x="23.304cm" svg:y="17.35cm">
          <text:p text:style-name="P2">CB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55" draw:start-glue-point="0" draw:end-shape="id53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56" draw:start-glue-point="0" draw:end-shape="id53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56" draw:start-glue-point="2" draw:end-shape="id57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56" draw:start-glue-point="2" draw:end-shape="id58" draw:end-glue-point="0" svg:d="M22519 15154v501l1883 1193v502" svg:viewBox="0 0 1884 2197">
          <text:p/>
        </draw:connector>
        <draw:rect draw:style-name="gr40" draw:text-style-name="P4" draw:layer="layout" svg:width="1.8cm" svg:height="0.8cm" svg:x="8.2cm" svg:y="14.4cm" draw:corner-radius="0.5cm">
          <text:p text:style-name="P4">I1.a</text:p>
        </draw:rect>
        <draw:rect draw:style-name="gr41" draw:text-style-name="P4" draw:layer="layout" svg:width="1.8cm" svg:height="0.8cm" svg:x="18.8cm" svg:y="17.8cm" draw:corner-radius="0.5cm">
          <text:p text:style-name="P4">I2.b</text:p>
        </draw:rect>
        <draw:rect draw:style-name="gr42" draw:text-style-name="P4" draw:layer="layout" svg:width="1.8cm" svg:height="0.8cm" svg:x="9.2cm" svg:y="15cm" draw:corner-radius="0.5cm">
          <text:p text:style-name="P4">I3.a</text:p>
        </draw:rect>
        <draw:rect draw:style-name="gr43" draw:text-style-name="P4" draw:layer="layout" svg:width="1.8cm" svg:height="0.8cm" svg:x="12.2cm" svg:y="14.4cm" draw:corner-radius="0.5cm">
          <text:p text:style-name="P4">I4.a</text:p>
        </draw:rect>
        <draw:custom-shape draw:style-name="gr13" draw:text-style-name="P2" xml:id="id59" draw:id="id59" draw:layer="Layout" svg:width="1.4cm" svg:height="1.4cm" svg:x="4.6cm" svg:y="5cm">
          <text:p text:style-name="P2"><text:span text:style-name="T1">C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2" xml:id="id61" draw:id="id61" draw:layer="Layout" svg:width="1.4cm" svg:height="1.4cm" svg:x="2.9cm" svg:y="6.7cm">
          <text:p text:style-name="P2"><text:span text:style-name="T1">C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2" xml:id="id60" draw:id="id60" draw:layer="Layout" svg:width="1.4cm" svg:height="1.4cm" svg:x="6cm" svg:y="6.7cm">
          <text:p text:style-name="P2"><text:span text:style-name="T1">C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2" xml:id="id62" draw:id="id62" draw:layer="Layout" svg:width="1.4cm" svg:height="1.4cm" svg:x="6cm" svg:y="8.5cm">
          <text:p text:style-name="P2"><text:span text:style-name="T1">C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59" draw:start-glue-point="8" draw:end-shape="id60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59" draw:start-glue-point="8" draw:end-shape="id61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60" draw:start-glue-point="7" draw:end-shape="id62" draw:end-glue-point="5" svg:d="M6205 7895v705-601 706" svg:viewBox="0 0 1 811">
          <text:p/>
        </draw:connector>
        <draw:custom-shape draw:style-name="gr44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hort mapping notation</text:p>
          </draw:text-box>
        </draw:frame>
        <draw:frame draw:style-name="gr11" draw:layer="layout" svg:width="3.774cm" svg:height="1.673cm" svg:x="2.8cm" svg:y="10.273cm">
          <draw:text-box>
            <text:p>Component</text:p>
            <text:p>structure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draw:custom-shape draw:style-name="gr2" draw:text-style-name="P1" xml:id="id66" draw:id="id66" draw:layer="layout" svg:width="2.51cm" svg:height="1.883cm" svg:x="12.793cm" svg:y="4.8cm">
          <text:p text:style-name="P1">root</text:p>
          <draw:enhanced-geometry svg:viewBox="0 0 21600 21600" draw:type="rectangle" draw:enhanced-path="M 0 0 L 21600 0 21600 21600 0 21600 0 0 Z N"/>
        </draw:custom-shape>
        <draw:custom-shape draw:style-name="gr2" draw:text-style-name="P1" xml:id="id64" draw:id="id64" draw:layer="layout" svg:width="2.196cm" svg:height="2.196cm" svg:x="10.173cm" svg:y="8.879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2" draw:text-style-name="P1" xml:id="id67" draw:id="id67" draw:layer="layout" svg:width="2.197cm" svg:height="2.196cm" svg:x="15.93cm" svg:y="8.879cm">
          <text:p text:style-name="P1">S2</text:p>
          <draw:enhanced-geometry svg:viewBox="0 0 21600 21600" draw:type="rectangle" draw:enhanced-path="M 0 0 L 21600 0 21600 21600 0 21600 0 0 Z N"/>
        </draw:custom-shape>
        <draw:custom-shape draw:style-name="gr2" draw:text-style-name="P1" xml:id="id63" draw:id="id63" draw:layer="layout" svg:width="2.196cm" svg:height="2.196cm" svg:x="8.4cm" svg:y="12.958cm">
          <text:p text:style-name="P1">CB1</text:p>
          <draw:enhanced-geometry svg:viewBox="0 0 21600 21600" draw:type="rectangle" draw:enhanced-path="M 0 0 L 21600 0 21600 21600 0 21600 0 0 Z N"/>
        </draw:custom-shape>
        <draw:custom-shape draw:style-name="gr2" draw:text-style-name="P1" xml:id="id68" draw:id="id68" draw:layer="layout" svg:width="2.196cm" svg:height="2.196cm" svg:x="15.303cm" svg:y="12.958cm">
          <text:p text:style-name="P1">CB2</text:p>
          <draw:enhanced-geometry svg:viewBox="0 0 21600 21600" draw:type="rectangle" draw:enhanced-path="M 0 0 L 21600 0 21600 21600 0 21600 0 0 Z N"/>
        </draw:custom-shape>
        <draw:custom-shape draw:style-name="gr2" draw:text-style-name="P1" xml:id="id65" draw:id="id65" draw:layer="layout" svg:width="2.196cm" svg:height="2.196cm" svg:x="11.538cm" svg:y="12.958cm">
          <text:p text:style-name="P1">R1</text:p>
          <draw:enhanced-geometry svg:viewBox="0 0 21600 21600" draw:type="rectangle" draw:enhanced-path="M 0 0 L 21600 0 21600 21600 0 21600 0 0 Z N"/>
        </draw:custom-shape>
        <draw:custom-shape draw:style-name="gr2" draw:text-style-name="P1" xml:id="id69" draw:id="id69" draw:layer="layout" svg:width="2.197cm" svg:height="2.196cm" svg:x="18.44cm" svg:y="12.958cm">
          <text:p text:style-name="P1">CB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63" draw:start-glue-point="0" draw:end-shape="id64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64" draw:start-glue-point="2" draw:end-shape="id65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64" draw:start-glue-point="0" draw:end-shape="id66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66" draw:start-glue-point="2" draw:end-shape="id67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67" draw:start-glue-point="2" draw:end-shape="id68" draw:end-glue-point="0" svg:d="M17028 11075v501l-627 881v501" svg:viewBox="0 0 628 1884">
          <text:p/>
        </draw:connector>
        <draw:custom-shape draw:style-name="gr2" draw:text-style-name="P1" xml:id="id71" draw:id="id71" draw:layer="layout" svg:width="2.197cm" svg:height="2.197cm" svg:x="19.852cm" svg:y="17.35cm">
          <text:p text:style-name="P1">CB4</text:p>
          <draw:enhanced-geometry svg:viewBox="0 0 21600 21600" draw:type="rectangle" draw:enhanced-path="M 0 0 L 21600 0 21600 21600 0 21600 0 0 Z N"/>
        </draw:custom-shape>
        <draw:custom-shape draw:style-name="gr2" draw:text-style-name="P1" xml:id="id70" draw:id="id70" draw:layer="layout" svg:width="2.196cm" svg:height="2.196cm" svg:x="21.421cm" svg:y="12.958cm">
          <text:p text:style-name="P1">S3</text:p>
          <draw:enhanced-geometry svg:viewBox="0 0 21600 21600" draw:type="rectangle" draw:enhanced-path="M 0 0 L 21600 0 21600 21600 0 21600 0 0 Z N"/>
        </draw:custom-shape>
        <draw:custom-shape draw:style-name="gr2" draw:text-style-name="P1" xml:id="id72" draw:id="id72" draw:layer="layout" svg:width="2.196cm" svg:height="2.197cm" svg:x="23.304cm" svg:y="17.35cm">
          <text:p text:style-name="P1">CB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69" draw:start-glue-point="0" draw:end-shape="id67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70" draw:start-glue-point="0" draw:end-shape="id67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70" draw:start-glue-point="2" draw:end-shape="id71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70" draw:start-glue-point="2" draw:end-shape="id72" draw:end-glue-point="0" svg:d="M22519 15154v501l1883 1193v502" svg:viewBox="0 0 1884 2197">
          <text:p/>
        </draw:connector>
        <draw:rect draw:style-name="gr45" draw:text-style-name="P1" draw:layer="layout" svg:width="1.8cm" svg:height="0.8cm" svg:x="8cm" svg:y="14.2cm" draw:corner-radius="0.5cm">
          <text:p text:style-name="P4">I1.a</text:p>
        </draw:rect>
        <draw:rect draw:style-name="gr46" draw:text-style-name="P4" draw:layer="layout" svg:width="1.8cm" svg:height="0.8cm" svg:x="9.4cm" svg:y="14.4cm" draw:corner-radius="0.5cm">
          <text:p text:style-name="P4">I2.a</text:p>
        </draw:rect>
        <draw:rect draw:style-name="gr47" draw:text-style-name="P1" draw:layer="layout" svg:width="1.8cm" svg:height="0.8cm" svg:x="8.2cm" svg:y="14.6cm" draw:corner-radius="0.5cm">
          <text:p text:style-name="P4">I3.a</text:p>
        </draw:rect>
        <draw:rect draw:style-name="gr48" draw:text-style-name="P4" draw:layer="layout" svg:width="1.8cm" svg:height="0.8cm" svg:x="9.2cm" svg:y="15cm" draw:corner-radius="0.5cm">
          <text:p text:style-name="P4">I4.a</text:p>
        </draw:rect>
        <draw:custom-shape draw:style-name="gr4" draw:text-style-name="P1" xml:id="id73" draw:id="id73" draw:layer="layout" svg:width="1.4cm" svg:height="1.4cm" svg:x="4.6cm" svg:y="5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75" draw:id="id75" draw:layer="layout" svg:width="1.4cm" svg:height="1.4cm" svg:x="2.9cm" svg:y="6.7cm">
          <text:p text:style-name="P1"><text:span text:style-name="T1">C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74" draw:id="id74" draw:layer="layout" svg:width="1.4cm" svg:height="1.4cm" svg:x="6cm" svg:y="6.7cm">
          <text:p text:style-name="P1"><text:span text:style-name="T1">C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xml:id="id76" draw:id="id76" draw:layer="layout" svg:width="1.4cm" svg:height="1.4cm" svg:x="6cm" svg:y="8.5cm">
          <text:p text:style-name="P1"><text:span text:style-name="T1">C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73" draw:start-glue-point="8" draw:end-shape="id74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73" draw:start-glue-point="8" draw:end-shape="id75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74" draw:start-glue-point="7" draw:end-shape="id76" draw:end-glue-point="5" svg:d="M6205 7895v705-601 706" svg:viewBox="0 0 1 811">
          <text:p/>
        </draw:connector>
        <draw:custom-shape draw:style-name="gr49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Consolidated to one PE</text:p>
          </draw:text-box>
        </draw:frame>
        <draw:frame draw:style-name="gr11" draw:layer="layout" svg:width="3.774cm" svg:height="1.673cm" svg:x="2.8cm" svg:y="10.274cm">
          <draw:text-box>
            <text:p>Component</text:p>
            <text:p>structure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draw:custom-shape draw:style-name="gr2" draw:text-style-name="P2" xml:id="id80" draw:id="id80" draw:layer="layout" svg:width="2.51cm" svg:height="1.883cm" svg:x="12.793cm" svg:y="4.8cm">
          <text:p text:style-name="P1"><text:span text:style-name="T3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8" draw:id="id78" draw:layer="layout" svg:width="2.196cm" svg:height="2.196cm" svg:x="10.173cm" svg:y="8.879cm">
          <text:p text:style-name="P1"><text:span text:style-name="T3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1" draw:id="id81" draw:layer="layout" svg:width="2.197cm" svg:height="2.196cm" svg:x="15.93cm" svg:y="8.879cm">
          <text:p text:style-name="P1"><text:span text:style-name="T3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7" draw:id="id77" draw:layer="layout" svg:width="2.196cm" svg:height="2.196cm" svg:x="8.4cm" svg:y="12.958cm">
          <text:p text:style-name="P1"><text:span text:style-name="T3">CB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2" draw:id="id82" draw:layer="layout" svg:width="2.196cm" svg:height="2.196cm" svg:x="15.303cm" svg:y="12.958cm">
          <text:p text:style-name="P1"><text:span text:style-name="T3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9" draw:id="id79" draw:layer="layout" svg:width="2.196cm" svg:height="2.196cm" svg:x="11.538cm" svg:y="12.958cm">
          <text:p text:style-name="P1"><text:span text:style-name="T3">R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3" draw:id="id83" draw:layer="layout" svg:width="2.197cm" svg:height="2.196cm" svg:x="18.44cm" svg:y="12.958cm">
          <text:p text:style-name="P1"><text:span text:style-name="T3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77" draw:start-glue-point="0" draw:end-shape="id78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78" draw:start-glue-point="2" draw:end-shape="id79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78" draw:start-glue-point="0" draw:end-shape="id80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80" draw:start-glue-point="2" draw:end-shape="id81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81" draw:start-glue-point="2" draw:end-shape="id82" draw:end-glue-point="0" svg:d="M17028 11075v501l-627 881v501" svg:viewBox="0 0 628 1884">
          <text:p/>
        </draw:connector>
        <draw:custom-shape draw:style-name="gr2" draw:text-style-name="P2" xml:id="id85" draw:id="id85" draw:layer="layout" svg:width="2.197cm" svg:height="2.197cm" svg:x="19.852cm" svg:y="17.35cm">
          <text:p text:style-name="P1"><text:span text:style-name="T3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4" draw:id="id84" draw:layer="layout" svg:width="2.196cm" svg:height="2.196cm" svg:x="21.421cm" svg:y="12.958cm">
          <text:p text:style-name="P1"><text:span text:style-name="T3">S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6" draw:id="id86" draw:layer="layout" svg:width="2.196cm" svg:height="2.197cm" svg:x="23.304cm" svg:y="17.35cm">
          <text:p text:style-name="P1"><text:span text:style-name="T3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83" draw:start-glue-point="0" draw:end-shape="id81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84" draw:start-glue-point="0" draw:end-shape="id81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84" draw:start-glue-point="2" draw:end-shape="id85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84" draw:start-glue-point="2" draw:end-shape="id86" draw:end-glue-point="0" svg:d="M22519 15154v501l1883 1193v502" svg:viewBox="0 0 1884 2197">
          <text:p/>
        </draw:connector>
        <draw:rect draw:style-name="gr45" draw:text-style-name="P1" draw:layer="layout" svg:width="1.8cm" svg:height="0.8cm" svg:x="23.304cm" svg:y="17.4cm" draw:corner-radius="0.5cm">
          <text:p text:style-name="P4">I1.b</text:p>
        </draw:rect>
        <draw:rect draw:style-name="gr50" draw:text-style-name="P4" draw:layer="layout" svg:width="1.8cm" svg:height="0.8cm" svg:x="15.4cm" svg:y="14.6cm" draw:corner-radius="0.5cm">
          <text:p text:style-name="P4">I2.a</text:p>
        </draw:rect>
        <draw:rect draw:style-name="gr47" draw:text-style-name="P1" draw:layer="layout" svg:width="1.8cm" svg:height="0.8cm" svg:x="11.8cm" svg:y="14.4cm" draw:corner-radius="0.5cm">
          <text:p text:style-name="P4">I3.b</text:p>
        </draw:rect>
        <draw:rect draw:style-name="gr51" draw:text-style-name="P4" draw:layer="layout" svg:width="1.8cm" svg:height="0.8cm" svg:x="19.4cm" svg:y="17.35cm" draw:corner-radius="0.5cm">
          <text:p text:style-name="P4">I4.a</text:p>
        </draw:rect>
        <draw:custom-shape draw:style-name="gr4" draw:text-style-name="P1" xml:id="id87" draw:id="id87" draw:layer="layout" svg:width="1.4cm" svg:height="1.4cm" svg:x="4.6cm" svg:y="5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89" draw:id="id89" draw:layer="layout" svg:width="1.4cm" svg:height="1.4cm" svg:x="2.9cm" svg:y="6.7cm">
          <text:p text:style-name="P1"><text:span text:style-name="T1">C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88" draw:id="id88" draw:layer="layout" svg:width="1.4cm" svg:height="1.4cm" svg:x="6cm" svg:y="6.7cm">
          <text:p text:style-name="P1"><text:span text:style-name="T1">C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xml:id="id90" draw:id="id90" draw:layer="layout" svg:width="1.4cm" svg:height="1.4cm" svg:x="6cm" svg:y="8.5cm">
          <text:p text:style-name="P1"><text:span text:style-name="T1">C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87" draw:start-glue-point="8" draw:end-shape="id88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87" draw:start-glue-point="8" draw:end-shape="id89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88" draw:start-glue-point="7" draw:end-shape="id90" draw:end-glue-point="5" svg:d="M6205 7895v705-601 706" svg:viewBox="0 0 1 811">
          <text:p/>
        </draw:connector>
        <draw:custom-shape draw:style-name="gr49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Another way …</text:p>
          </draw:text-box>
        </draw:frame>
        <draw:frame draw:style-name="gr11" draw:layer="layout" svg:width="3.774cm" svg:height="1.673cm" svg:x="2.8cm" svg:y="10.274cm">
          <draw:text-box>
            <text:p>Component</text:p>
            <text:p>structure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52" draw:layer="layout" svg:width="25.847cm" svg:height="3.4cm" svg:x="0.753cm" svg:y="1cm">
          <draw:text-box>
            <text:list text:style-name="L1">
              <text:list-item>
                <text:p text:style-name="P3">Cost should be taken into accout to get optimal solution (w.r.t. to objective function)<text:line-break/>or at least „near“ optim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9">
        <draw:custom-shape draw:style-name="gr12" draw:text-style-name="P2" xml:id="id94" draw:id="id94" draw:layer="Layout" svg:width="2.51cm" svg:height="1.883cm" svg:x="12.793cm" svg:y="4.8cm">
          <text:p text:style-name="P2">root</text:p>
          <draw:enhanced-geometry svg:viewBox="0 0 21600 21600" draw:type="rectangle" draw:enhanced-path="M 0 0 L 21600 0 21600 21600 0 21600 0 0 Z N"/>
        </draw:custom-shape>
        <draw:custom-shape draw:style-name="gr12" draw:text-style-name="P2" xml:id="id92" draw:id="id92" draw:layer="Layout" svg:width="2.196cm" svg:height="2.196cm" svg:x="10.173cm" svg:y="8.879cm">
          <text:p text:style-name="P2">S1</text:p>
          <draw:enhanced-geometry svg:viewBox="0 0 21600 21600" draw:type="rectangle" draw:enhanced-path="M 0 0 L 21600 0 21600 21600 0 21600 0 0 Z N"/>
        </draw:custom-shape>
        <draw:custom-shape draw:style-name="gr12" draw:text-style-name="P2" xml:id="id95" draw:id="id95" draw:layer="Layout" svg:width="2.197cm" svg:height="2.196cm" svg:x="15.93cm" svg:y="8.879cm">
          <text:p text:style-name="P2">S2</text:p>
          <draw:enhanced-geometry svg:viewBox="0 0 21600 21600" draw:type="rectangle" draw:enhanced-path="M 0 0 L 21600 0 21600 21600 0 21600 0 0 Z N"/>
        </draw:custom-shape>
        <draw:custom-shape draw:style-name="gr12" draw:text-style-name="P2" xml:id="id91" draw:id="id91" draw:layer="Layout" svg:width="2.196cm" svg:height="2.196cm" svg:x="8.4cm" svg:y="12.958cm">
          <text:p text:style-name="P2">CB1</text:p>
          <draw:enhanced-geometry svg:viewBox="0 0 21600 21600" draw:type="rectangle" draw:enhanced-path="M 0 0 L 21600 0 21600 21600 0 21600 0 0 Z N"/>
        </draw:custom-shape>
        <draw:custom-shape draw:style-name="gr12" draw:text-style-name="P2" xml:id="id96" draw:id="id96" draw:layer="Layout" svg:width="2.196cm" svg:height="2.196cm" svg:x="15.303cm" svg:y="12.958cm">
          <text:p text:style-name="P2">CB2</text:p>
          <draw:enhanced-geometry svg:viewBox="0 0 21600 21600" draw:type="rectangle" draw:enhanced-path="M 0 0 L 21600 0 21600 21600 0 21600 0 0 Z N"/>
        </draw:custom-shape>
        <draw:custom-shape draw:style-name="gr12" draw:text-style-name="P2" xml:id="id93" draw:id="id93" draw:layer="Layout" svg:width="2.196cm" svg:height="2.196cm" svg:x="11.538cm" svg:y="12.958cm">
          <text:p text:style-name="P2">R1</text:p>
          <draw:enhanced-geometry svg:viewBox="0 0 21600 21600" draw:type="rectangle" draw:enhanced-path="M 0 0 L 21600 0 21600 21600 0 21600 0 0 Z N"/>
        </draw:custom-shape>
        <draw:custom-shape draw:style-name="gr12" draw:text-style-name="P2" xml:id="id97" draw:id="id97" draw:layer="Layout" svg:width="2.197cm" svg:height="2.196cm" svg:x="18.44cm" svg:y="12.958cm">
          <text:p text:style-name="P2">CB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91" draw:start-glue-point="0" draw:end-shape="id92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92" draw:start-glue-point="2" draw:end-shape="id93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92" draw:start-glue-point="0" draw:end-shape="id94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94" draw:start-glue-point="2" draw:end-shape="id95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95" draw:start-glue-point="2" draw:end-shape="id96" draw:end-glue-point="0" svg:d="M17028 11075v501l-627 881v501" svg:viewBox="0 0 628 1884">
          <text:p/>
        </draw:connector>
        <draw:custom-shape draw:style-name="gr12" draw:text-style-name="P2" xml:id="id99" draw:id="id99" draw:layer="Layout" svg:width="2.197cm" svg:height="2.197cm" svg:x="19.852cm" svg:y="17.35cm">
          <text:p text:style-name="P2">CB4</text:p>
          <draw:enhanced-geometry svg:viewBox="0 0 21600 21600" draw:type="rectangle" draw:enhanced-path="M 0 0 L 21600 0 21600 21600 0 21600 0 0 Z N"/>
        </draw:custom-shape>
        <draw:custom-shape draw:style-name="gr12" draw:text-style-name="P2" xml:id="id98" draw:id="id98" draw:layer="Layout" svg:width="2.196cm" svg:height="2.196cm" svg:x="21.421cm" svg:y="12.958cm">
          <text:p text:style-name="P2">S3</text:p>
          <draw:enhanced-geometry svg:viewBox="0 0 21600 21600" draw:type="rectangle" draw:enhanced-path="M 0 0 L 21600 0 21600 21600 0 21600 0 0 Z N"/>
        </draw:custom-shape>
        <draw:custom-shape draw:style-name="gr12" draw:text-style-name="P2" xml:id="id100" draw:id="id100" draw:layer="Layout" svg:width="2.196cm" svg:height="2.197cm" svg:x="23.304cm" svg:y="17.35cm">
          <text:p text:style-name="P2">CB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97" draw:start-glue-point="0" draw:end-shape="id95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98" draw:start-glue-point="0" draw:end-shape="id95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98" draw:start-glue-point="2" draw:end-shape="id99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98" draw:start-glue-point="2" draw:end-shape="id100" draw:end-glue-point="0" svg:d="M22519 15154v501l1883 1193v502" svg:viewBox="0 0 1884 2197">
          <text:p/>
        </draw:connector>
        <draw:rect draw:style-name="gr53" draw:text-style-name="P4" draw:layer="layout" svg:width="1.8cm" svg:height="0.8cm" svg:x="8.2cm" svg:y="14.4cm" draw:corner-radius="0.5cm">
          <text:p text:style-name="P4">I1.a</text:p>
        </draw:rect>
        <draw:rect draw:style-name="gr54" draw:text-style-name="P4" draw:layer="layout" svg:width="1.8cm" svg:height="0.8cm" svg:x="18.8cm" svg:y="17.8cm" draw:corner-radius="0.5cm">
          <text:p text:style-name="P4">I2.b</text:p>
        </draw:rect>
        <draw:rect draw:style-name="gr55" draw:text-style-name="P4" draw:layer="layout" svg:width="1.8cm" svg:height="0.8cm" svg:x="9.2cm" svg:y="15cm" draw:corner-radius="0.5cm">
          <text:p text:style-name="P4">I3.a</text:p>
        </draw:rect>
        <draw:rect draw:style-name="gr56" draw:text-style-name="P4" draw:layer="layout" svg:width="1.8cm" svg:height="0.8cm" svg:x="12.2cm" svg:y="14.4cm" draw:corner-radius="0.5cm">
          <text:p text:style-name="P4">I4.a</text:p>
        </draw:rect>
        <draw:custom-shape draw:style-name="gr13" draw:text-style-name="P2" xml:id="id101" draw:id="id101" draw:layer="Layout" svg:width="1.4cm" svg:height="1.4cm" svg:x="4.6cm" svg:y="5cm">
          <text:p text:style-name="P2"><text:span text:style-name="T1">C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2" xml:id="id103" draw:id="id103" draw:layer="Layout" svg:width="1.4cm" svg:height="1.4cm" svg:x="2.9cm" svg:y="6.7cm">
          <text:p text:style-name="P2"><text:span text:style-name="T1">C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2" xml:id="id102" draw:id="id102" draw:layer="Layout" svg:width="1.4cm" svg:height="1.4cm" svg:x="6cm" svg:y="6.7cm">
          <text:p text:style-name="P2"><text:span text:style-name="T1">C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2" xml:id="id104" draw:id="id104" draw:layer="Layout" svg:width="1.4cm" svg:height="1.4cm" svg:x="6cm" svg:y="8.5cm">
          <text:p text:style-name="P2"><text:span text:style-name="T1">C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01" draw:start-glue-point="8" draw:end-shape="id102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01" draw:start-glue-point="8" draw:end-shape="id103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02" draw:start-glue-point="7" draw:end-shape="id104" draw:end-glue-point="5" svg:d="M6205 7895v705-601 706" svg:viewBox="0 0 1 811">
          <text:p/>
        </draw:connector>
        <draw:custom-shape draw:style-name="gr44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objective value…</text:p>
          </draw:text-box>
        </draw:frame>
        <draw:frame draw:style-name="gr11" draw:text-style-name="P3" draw:layer="layout" svg:width="3.774cm" svg:height="1.673cm" svg:x="2.8cm" svg:y="10.273cm">
          <draw:text-box>
            <text:p text:style-name="P3">Component</text:p>
            <text:p text:style-name="P3">structure</text:p>
          </draw:text-box>
        </draw:frame>
        <draw:frame draw:style-name="gr10" draw:layer="layout" svg:width="8.8cm" svg:height="5.939cm" svg:x="18.6cm" svg:y="4.4cm">
          <draw:text-box>
            <text:p>let objective value be energy</text:p>
            <text:list text:style-name="L1">
              <text:list-item>
                <text:p>executing PEs: CB1, R1, CB4</text:p>
              </text:list-item>
              <text:list-item>
                <text:p>dependent Resources:<text:line-break/>S1, S3, S2, root</text:p>
              </text:list-item>
              <text:list-item>
                <text:p>coarse grain: total value is<text:line-break/>sum for whole execution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9">
        <draw:custom-shape draw:style-name="gr12" draw:text-style-name="P2" xml:id="id108" draw:id="id108" draw:layer="Layout" svg:width="2.51cm" svg:height="1.883cm" svg:x="12.793cm" svg:y="4.8cm">
          <text:p text:style-name="P2">root</text:p>
          <draw:enhanced-geometry svg:viewBox="0 0 21600 21600" draw:type="rectangle" draw:enhanced-path="M 0 0 L 21600 0 21600 21600 0 21600 0 0 Z N"/>
        </draw:custom-shape>
        <draw:custom-shape draw:style-name="gr12" draw:text-style-name="P2" xml:id="id106" draw:id="id106" draw:layer="Layout" svg:width="2.196cm" svg:height="2.196cm" svg:x="10.173cm" svg:y="8.879cm">
          <text:p text:style-name="P2">S1</text:p>
          <draw:enhanced-geometry svg:viewBox="0 0 21600 21600" draw:type="rectangle" draw:enhanced-path="M 0 0 L 21600 0 21600 21600 0 21600 0 0 Z N"/>
        </draw:custom-shape>
        <draw:custom-shape draw:style-name="gr12" draw:text-style-name="P2" xml:id="id109" draw:id="id109" draw:layer="Layout" svg:width="2.197cm" svg:height="2.196cm" svg:x="15.93cm" svg:y="8.879cm">
          <text:p text:style-name="P2">S2</text:p>
          <draw:enhanced-geometry svg:viewBox="0 0 21600 21600" draw:type="rectangle" draw:enhanced-path="M 0 0 L 21600 0 21600 21600 0 21600 0 0 Z N"/>
        </draw:custom-shape>
        <draw:custom-shape draw:style-name="gr12" draw:text-style-name="P2" xml:id="id105" draw:id="id105" draw:layer="Layout" svg:width="2.196cm" svg:height="2.196cm" svg:x="8.4cm" svg:y="12.958cm">
          <text:p text:style-name="P2">CB1</text:p>
          <draw:enhanced-geometry svg:viewBox="0 0 21600 21600" draw:type="rectangle" draw:enhanced-path="M 0 0 L 21600 0 21600 21600 0 21600 0 0 Z N"/>
        </draw:custom-shape>
        <draw:custom-shape draw:style-name="gr57" draw:text-style-name="P2" xml:id="id110" draw:id="id110" draw:layer="Layout" svg:width="2.196cm" svg:height="2.196cm" svg:x="15.303cm" svg:y="12.958cm">
          <text:p text:style-name="P2">CB2</text:p>
          <draw:enhanced-geometry svg:viewBox="0 0 21600 21600" draw:type="rectangle" draw:enhanced-path="M 0 0 L 21600 0 21600 21600 0 21600 0 0 Z N"/>
        </draw:custom-shape>
        <draw:custom-shape draw:style-name="gr12" draw:text-style-name="P2" xml:id="id107" draw:id="id107" draw:layer="Layout" svg:width="2.196cm" svg:height="2.196cm" svg:x="11.538cm" svg:y="12.958cm">
          <text:p text:style-name="P2">R1</text:p>
          <draw:enhanced-geometry svg:viewBox="0 0 21600 21600" draw:type="rectangle" draw:enhanced-path="M 0 0 L 21600 0 21600 21600 0 21600 0 0 Z N"/>
        </draw:custom-shape>
        <draw:custom-shape draw:style-name="gr57" draw:text-style-name="P2" xml:id="id111" draw:id="id111" draw:layer="Layout" svg:width="2.197cm" svg:height="2.196cm" svg:x="18.44cm" svg:y="12.958cm">
          <text:p text:style-name="P2">CB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105" draw:start-glue-point="0" draw:end-shape="id106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106" draw:start-glue-point="2" draw:end-shape="id107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106" draw:start-glue-point="0" draw:end-shape="id108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108" draw:start-glue-point="2" draw:end-shape="id109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109" draw:start-glue-point="2" draw:end-shape="id110" draw:end-glue-point="0" svg:d="M17028 11075v501l-627 881v501" svg:viewBox="0 0 628 1884">
          <text:p/>
        </draw:connector>
        <draw:custom-shape draw:style-name="gr12" draw:text-style-name="P2" xml:id="id113" draw:id="id113" draw:layer="Layout" svg:width="2.197cm" svg:height="2.197cm" svg:x="19.852cm" svg:y="17.35cm">
          <text:p text:style-name="P2">CB4</text:p>
          <draw:enhanced-geometry svg:viewBox="0 0 21600 21600" draw:type="rectangle" draw:enhanced-path="M 0 0 L 21600 0 21600 21600 0 21600 0 0 Z N"/>
        </draw:custom-shape>
        <draw:custom-shape draw:style-name="gr12" draw:text-style-name="P2" xml:id="id112" draw:id="id112" draw:layer="Layout" svg:width="2.196cm" svg:height="2.196cm" svg:x="21.421cm" svg:y="12.958cm">
          <text:p text:style-name="P2">S3</text:p>
          <draw:enhanced-geometry svg:viewBox="0 0 21600 21600" draw:type="rectangle" draw:enhanced-path="M 0 0 L 21600 0 21600 21600 0 21600 0 0 Z N"/>
        </draw:custom-shape>
        <draw:custom-shape draw:style-name="gr57" draw:text-style-name="P2" xml:id="id114" draw:id="id114" draw:layer="Layout" svg:width="2.196cm" svg:height="2.197cm" svg:x="23.304cm" svg:y="17.35cm">
          <text:p text:style-name="P2">CB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111" draw:start-glue-point="0" draw:end-shape="id109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112" draw:start-glue-point="0" draw:end-shape="id109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112" draw:start-glue-point="2" draw:end-shape="id113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112" draw:start-glue-point="2" draw:end-shape="id114" draw:end-glue-point="0" svg:d="M22519 15154v501l1883 1193v502" svg:viewBox="0 0 1884 2197">
          <text:p/>
        </draw:connector>
        <draw:rect draw:style-name="gr58" draw:text-style-name="P4" draw:layer="layout" svg:width="1.8cm" svg:height="0.8cm" svg:x="8.2cm" svg:y="14.4cm" draw:corner-radius="0.5cm">
          <text:p text:style-name="P4">I1.a</text:p>
        </draw:rect>
        <draw:rect draw:style-name="gr59" draw:text-style-name="P4" draw:layer="layout" svg:width="1.8cm" svg:height="0.8cm" svg:x="18.8cm" svg:y="17.8cm" draw:corner-radius="0.5cm">
          <text:p text:style-name="P4">I2.b</text:p>
        </draw:rect>
        <draw:rect draw:style-name="gr60" draw:text-style-name="P4" draw:layer="layout" svg:width="1.8cm" svg:height="0.8cm" svg:x="9.2cm" svg:y="15cm" draw:corner-radius="0.5cm">
          <text:p text:style-name="P4">I3.a</text:p>
        </draw:rect>
        <draw:rect draw:style-name="gr61" draw:text-style-name="P4" draw:layer="layout" svg:width="1.8cm" svg:height="0.8cm" svg:x="12.2cm" svg:y="14.4cm" draw:corner-radius="0.5cm">
          <text:p text:style-name="P4">I4.a</text:p>
        </draw:rect>
        <draw:custom-shape draw:style-name="gr13" draw:text-style-name="P2" xml:id="id115" draw:id="id115" draw:layer="Layout" svg:width="1.4cm" svg:height="1.4cm" svg:x="4.6cm" svg:y="5cm">
          <text:p text:style-name="P2"><text:span text:style-name="T1">C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2" xml:id="id117" draw:id="id117" draw:layer="Layout" svg:width="1.4cm" svg:height="1.4cm" svg:x="2.9cm" svg:y="6.7cm">
          <text:p text:style-name="P2"><text:span text:style-name="T1">C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2" xml:id="id116" draw:id="id116" draw:layer="Layout" svg:width="1.4cm" svg:height="1.4cm" svg:x="6cm" svg:y="6.7cm">
          <text:p text:style-name="P2"><text:span text:style-name="T1">C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2" xml:id="id118" draw:id="id118" draw:layer="Layout" svg:width="1.4cm" svg:height="1.4cm" svg:x="6cm" svg:y="8.5cm">
          <text:p text:style-name="P2"><text:span text:style-name="T1">C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15" draw:start-glue-point="8" draw:end-shape="id116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15" draw:start-glue-point="8" draw:end-shape="id117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16" draw:start-glue-point="7" draw:end-shape="id118" draw:end-glue-point="5" svg:d="M6205 7895v705-601 706" svg:viewBox="0 0 1 811">
          <text:p/>
        </draw:connector>
        <draw:custom-shape draw:style-name="gr44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objective value…</text:p>
          </draw:text-box>
        </draw:frame>
        <draw:frame draw:style-name="gr11" draw:text-style-name="P3" draw:layer="layout" svg:width="3.774cm" svg:height="1.673cm" svg:x="2.8cm" svg:y="10.273cm">
          <draw:text-box>
            <text:p text:style-name="P3">Component</text:p>
            <text:p text:style-name="P3">structure</text:p>
          </draw:text-box>
        </draw:frame>
        <draw:frame draw:style-name="gr62" draw:layer="layout" svg:width="8.8cm" svg:height="6cm" svg:x="18.6cm" svg:y="4.4cm">
          <draw:text-box>
            <text:p>let objective value be energy</text:p>
            <text:list text:style-name="L1">
              <text:list-item>
                <text:p>executing PEs: CB1, R1, CB4</text:p>
              </text:list-item>
              <text:list-item>
                <text:p>dependent Resources:<text:line-break/>S1, S3, S2, root</text:p>
              </text:list-item>
              <text:list-item>
                <text:p>coarse grain: total value is<text:line-break/>sum for whole execution time</text:p>
              </text:list-item>
            </text:list>
          </draw:text-box>
        </draw:frame>
        <draw:frame draw:style-name="gr10" draw:layer="layout" svg:width="8.8cm" svg:height="2.384cm" svg:x="2.8cm" svg:y="16.6cm">
          <draw:text-box>
            <text:p>Assumption: other resources</text:p>
            <text:p>will be switched off and consume no energy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9">
        <draw:custom-shape draw:style-name="gr12" draw:text-style-name="P2" xml:id="id122" draw:id="id122" draw:layer="Layout" svg:width="2.51cm" svg:height="1.883cm" svg:x="12.793cm" svg:y="4.8cm">
          <text:p text:style-name="P2">root</text:p>
          <draw:enhanced-geometry svg:viewBox="0 0 21600 21600" draw:type="rectangle" draw:enhanced-path="M 0 0 L 21600 0 21600 21600 0 21600 0 0 Z N"/>
        </draw:custom-shape>
        <draw:custom-shape draw:style-name="gr12" draw:text-style-name="P2" xml:id="id120" draw:id="id120" draw:layer="Layout" svg:width="2.196cm" svg:height="2.196cm" svg:x="10.173cm" svg:y="8.879cm">
          <text:p text:style-name="P2">S1</text:p>
          <draw:enhanced-geometry svg:viewBox="0 0 21600 21600" draw:type="rectangle" draw:enhanced-path="M 0 0 L 21600 0 21600 21600 0 21600 0 0 Z N"/>
        </draw:custom-shape>
        <draw:custom-shape draw:style-name="gr57" draw:text-style-name="P2" xml:id="id123" draw:id="id123" draw:layer="Layout" svg:width="2.197cm" svg:height="2.196cm" svg:x="15.93cm" svg:y="8.879cm">
          <text:p text:style-name="P2">S2</text:p>
          <draw:enhanced-geometry svg:viewBox="0 0 21600 21600" draw:type="rectangle" draw:enhanced-path="M 0 0 L 21600 0 21600 21600 0 21600 0 0 Z N"/>
        </draw:custom-shape>
        <draw:custom-shape draw:style-name="gr12" draw:text-style-name="P2" xml:id="id119" draw:id="id119" draw:layer="Layout" svg:width="2.196cm" svg:height="2.196cm" svg:x="8.4cm" svg:y="12.958cm">
          <text:p text:style-name="P2">CB1</text:p>
          <draw:enhanced-geometry svg:viewBox="0 0 21600 21600" draw:type="rectangle" draw:enhanced-path="M 0 0 L 21600 0 21600 21600 0 21600 0 0 Z N"/>
        </draw:custom-shape>
        <draw:custom-shape draw:style-name="gr57" draw:text-style-name="P2" xml:id="id124" draw:id="id124" draw:layer="Layout" svg:width="2.196cm" svg:height="2.196cm" svg:x="15.303cm" svg:y="12.958cm">
          <text:p text:style-name="P2">CB2</text:p>
          <draw:enhanced-geometry svg:viewBox="0 0 21600 21600" draw:type="rectangle" draw:enhanced-path="M 0 0 L 21600 0 21600 21600 0 21600 0 0 Z N"/>
        </draw:custom-shape>
        <draw:custom-shape draw:style-name="gr57" draw:text-style-name="P2" xml:id="id121" draw:id="id121" draw:layer="Layout" svg:width="2.196cm" svg:height="2.196cm" svg:x="11.538cm" svg:y="12.958cm">
          <text:p text:style-name="P2">R1</text:p>
          <draw:enhanced-geometry svg:viewBox="0 0 21600 21600" draw:type="rectangle" draw:enhanced-path="M 0 0 L 21600 0 21600 21600 0 21600 0 0 Z N"/>
        </draw:custom-shape>
        <draw:custom-shape draw:style-name="gr57" draw:text-style-name="P2" xml:id="id125" draw:id="id125" draw:layer="Layout" svg:width="2.197cm" svg:height="2.196cm" svg:x="18.44cm" svg:y="12.958cm">
          <text:p text:style-name="P2">CB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119" draw:start-glue-point="0" draw:end-shape="id120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120" draw:start-glue-point="2" draw:end-shape="id121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120" draw:start-glue-point="0" draw:end-shape="id122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122" draw:start-glue-point="2" draw:end-shape="id123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123" draw:start-glue-point="2" draw:end-shape="id124" draw:end-glue-point="0" svg:d="M17028 11075v501l-627 881v501" svg:viewBox="0 0 628 1884">
          <text:p/>
        </draw:connector>
        <draw:custom-shape draw:style-name="gr57" draw:text-style-name="P2" xml:id="id127" draw:id="id127" draw:layer="Layout" svg:width="2.197cm" svg:height="2.197cm" svg:x="19.852cm" svg:y="17.35cm">
          <text:p text:style-name="P2">CB4</text:p>
          <draw:enhanced-geometry svg:viewBox="0 0 21600 21600" draw:type="rectangle" draw:enhanced-path="M 0 0 L 21600 0 21600 21600 0 21600 0 0 Z N"/>
        </draw:custom-shape>
        <draw:custom-shape draw:style-name="gr57" draw:text-style-name="P2" xml:id="id126" draw:id="id126" draw:layer="Layout" svg:width="2.196cm" svg:height="2.196cm" svg:x="21.421cm" svg:y="12.958cm">
          <text:p text:style-name="P2">S3</text:p>
          <draw:enhanced-geometry svg:viewBox="0 0 21600 21600" draw:type="rectangle" draw:enhanced-path="M 0 0 L 21600 0 21600 21600 0 21600 0 0 Z N"/>
        </draw:custom-shape>
        <draw:custom-shape draw:style-name="gr57" draw:text-style-name="P2" xml:id="id128" draw:id="id128" draw:layer="Layout" svg:width="2.196cm" svg:height="2.197cm" svg:x="23.304cm" svg:y="17.35cm">
          <text:p text:style-name="P2">CB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125" draw:start-glue-point="0" draw:end-shape="id123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126" draw:start-glue-point="0" draw:end-shape="id123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126" draw:start-glue-point="2" draw:end-shape="id127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126" draw:start-glue-point="2" draw:end-shape="id128" draw:end-glue-point="0" svg:d="M22519 15154v501l1883 1193v502" svg:viewBox="0 0 1884 2197">
          <text:p/>
        </draw:connector>
        <draw:rect draw:style-name="gr63" draw:text-style-name="P4" draw:layer="layout" svg:width="1.8cm" svg:height="0.8cm" svg:x="8cm" svg:y="14.2cm" draw:corner-radius="0.5cm">
          <text:p text:style-name="P4">I1.a</text:p>
        </draw:rect>
        <draw:rect draw:style-name="gr64" draw:text-style-name="P4" draw:layer="layout" svg:width="1.8cm" svg:height="0.8cm" svg:x="9.4cm" svg:y="14.4cm" draw:corner-radius="0.5cm">
          <text:p text:style-name="P4">I2.a</text:p>
        </draw:rect>
        <draw:rect draw:style-name="gr65" draw:text-style-name="P4" draw:layer="layout" svg:width="1.8cm" svg:height="0.8cm" svg:x="8.2cm" svg:y="14.6cm" draw:corner-radius="0.5cm">
          <text:p text:style-name="P4">I3.a</text:p>
        </draw:rect>
        <draw:rect draw:style-name="gr66" draw:text-style-name="P4" draw:layer="layout" svg:width="1.8cm" svg:height="0.8cm" svg:x="9.2cm" svg:y="15cm" draw:corner-radius="0.5cm">
          <text:p text:style-name="P4">I4.a</text:p>
        </draw:rect>
        <draw:custom-shape draw:style-name="gr13" draw:text-style-name="P2" xml:id="id129" draw:id="id129" draw:layer="Layout" svg:width="1.4cm" svg:height="1.4cm" svg:x="4.6cm" svg:y="5cm">
          <text:p text:style-name="P2"><text:span text:style-name="T1">C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2" xml:id="id131" draw:id="id131" draw:layer="Layout" svg:width="1.4cm" svg:height="1.4cm" svg:x="2.9cm" svg:y="6.7cm">
          <text:p text:style-name="P2"><text:span text:style-name="T1">C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2" xml:id="id130" draw:id="id130" draw:layer="Layout" svg:width="1.4cm" svg:height="1.4cm" svg:x="6cm" svg:y="6.7cm">
          <text:p text:style-name="P2"><text:span text:style-name="T1">C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2" xml:id="id132" draw:id="id132" draw:layer="Layout" svg:width="1.4cm" svg:height="1.4cm" svg:x="6cm" svg:y="8.5cm">
          <text:p text:style-name="P2"><text:span text:style-name="T1">C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29" draw:start-glue-point="8" draw:end-shape="id130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29" draw:start-glue-point="8" draw:end-shape="id131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30" draw:start-glue-point="7" draw:end-shape="id132" draw:end-glue-point="5" svg:d="M6205 7895v705-601 706" svg:viewBox="0 0 1 811">
          <text:p/>
        </draw:connector>
        <draw:custom-shape draw:style-name="gr44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objective value… (2)</text:p>
          </draw:text-box>
        </draw:frame>
        <draw:frame draw:style-name="gr11" draw:text-style-name="P3" draw:layer="layout" svg:width="3.774cm" svg:height="1.673cm" svg:x="2.8cm" svg:y="10.274cm">
          <draw:text-box>
            <text:p text:style-name="P3">Component</text:p>
            <text:p text:style-name="P3">structure</text:p>
          </draw:text-box>
        </draw:frame>
        <draw:frame draw:style-name="gr67" draw:layer="layout" svg:width="8.8cm" svg:height="5.999cm" svg:x="18.6cm" svg:y="4.401cm">
          <draw:text-box>
            <text:p>let objective value be energy</text:p>
            <text:list text:style-name="L1">
              <text:list-item>
                <text:p>executing PEs: only CB1</text:p>
              </text:list-item>
              <text:list-item>
                <text:p>dependent Resources:<text:line-break/>S1 and root</text:p>
              </text:list-item>
              <text:list-item>
                <text:p>coarse grain: total value is<text:line-break/>sum for whole execution time</text:p>
              </text:list-item>
            </text:list>
          </draw:text-box>
        </draw:frame>
        <draw:frame draw:style-name="gr10" draw:layer="layout" svg:width="8.8cm" svg:height="2.384cm" svg:x="2.8cm" svg:y="16.6cm">
          <draw:text-box>
            <text:p>Assumption: other resources</text:p>
            <text:p>will be switched off and consume no energy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9">
        <draw:custom-shape draw:style-name="gr12" draw:text-style-name="P2" xml:id="id136" draw:id="id136" draw:layer="Layout" svg:width="2.51cm" svg:height="1.883cm" svg:x="12.793cm" svg:y="4.8cm">
          <text:p text:style-name="P2"><text:span text:style-name="T3">roo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34" draw:id="id134" draw:layer="Layout" svg:width="2.196cm" svg:height="2.196cm" svg:x="10.173cm" svg:y="8.879cm">
          <text:p text:style-name="P2"><text:span text:style-name="T3">S1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37" draw:id="id137" draw:layer="Layout" svg:width="2.197cm" svg:height="2.196cm" svg:x="15.93cm" svg:y="8.879cm">
          <text:p text:style-name="P2"><text:span text:style-name="T3">S2</text:span></text:p>
          <draw:enhanced-geometry svg:viewBox="0 0 21600 21600" draw:type="rectangle" draw:enhanced-path="M 0 0 L 21600 0 21600 21600 0 21600 0 0 Z N"/>
        </draw:custom-shape>
        <draw:custom-shape draw:style-name="gr57" draw:text-style-name="P2" xml:id="id133" draw:id="id133" draw:layer="Layout" svg:width="2.196cm" svg:height="2.196cm" svg:x="8.4cm" svg:y="12.958cm">
          <text:p text:style-name="P2"><text:span text:style-name="T3">CB1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38" draw:id="id138" draw:layer="Layout" svg:width="2.196cm" svg:height="2.196cm" svg:x="15.303cm" svg:y="12.958cm">
          <text:p text:style-name="P2"><text:span text:style-name="T3">CB2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35" draw:id="id135" draw:layer="Layout" svg:width="2.196cm" svg:height="2.196cm" svg:x="11.538cm" svg:y="12.958cm">
          <text:p text:style-name="P2"><text:span text:style-name="T3">R1</text:span></text:p>
          <draw:enhanced-geometry svg:viewBox="0 0 21600 21600" draw:type="rectangle" draw:enhanced-path="M 0 0 L 21600 0 21600 21600 0 21600 0 0 Z N"/>
        </draw:custom-shape>
        <draw:custom-shape draw:style-name="gr57" draw:text-style-name="P2" xml:id="id139" draw:id="id139" draw:layer="Layout" svg:width="2.197cm" svg:height="2.196cm" svg:x="18.44cm" svg:y="12.958cm">
          <text:p text:style-name="P2"><text:span text:style-name="T3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133" draw:start-glue-point="0" draw:end-shape="id134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134" draw:start-glue-point="2" draw:end-shape="id135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134" draw:start-glue-point="0" draw:end-shape="id136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136" draw:start-glue-point="2" draw:end-shape="id137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137" draw:start-glue-point="2" draw:end-shape="id138" draw:end-glue-point="0" svg:d="M17028 11075v501l-627 881v501" svg:viewBox="0 0 628 1884">
          <text:p/>
        </draw:connector>
        <draw:custom-shape draw:style-name="gr12" draw:text-style-name="P2" xml:id="id141" draw:id="id141" draw:layer="Layout" svg:width="2.197cm" svg:height="2.197cm" svg:x="19.852cm" svg:y="17.35cm">
          <text:p text:style-name="P2"><text:span text:style-name="T3">CB4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40" draw:id="id140" draw:layer="Layout" svg:width="2.196cm" svg:height="2.196cm" svg:x="21.421cm" svg:y="12.958cm">
          <text:p text:style-name="P2"><text:span text:style-name="T3">S3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42" draw:id="id142" draw:layer="Layout" svg:width="2.196cm" svg:height="2.197cm" svg:x="23.304cm" svg:y="17.35cm">
          <text:p text:style-name="P2"><text:span text:style-name="T3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139" draw:start-glue-point="0" draw:end-shape="id137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140" draw:start-glue-point="0" draw:end-shape="id137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140" draw:start-glue-point="2" draw:end-shape="id141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140" draw:start-glue-point="2" draw:end-shape="id142" draw:end-glue-point="0" svg:d="M22519 15154v501l1883 1193v502" svg:viewBox="0 0 1884 2197">
          <text:p/>
        </draw:connector>
        <draw:rect draw:style-name="gr68" draw:text-style-name="P4" draw:layer="layout" svg:width="1.8cm" svg:height="0.8cm" svg:x="23.304cm" svg:y="17.4cm" draw:corner-radius="0.5cm">
          <text:p text:style-name="P4">I1.b</text:p>
        </draw:rect>
        <draw:rect draw:style-name="gr69" draw:text-style-name="P4" draw:layer="layout" svg:width="1.8cm" svg:height="0.8cm" svg:x="15.4cm" svg:y="14.6cm" draw:corner-radius="0.5cm">
          <text:p text:style-name="P4">I2.a</text:p>
        </draw:rect>
        <draw:rect draw:style-name="gr70" draw:text-style-name="P4" draw:layer="layout" svg:width="1.8cm" svg:height="0.8cm" svg:x="11.8cm" svg:y="14.4cm" draw:corner-radius="0.5cm">
          <text:p text:style-name="P4">I3.b</text:p>
        </draw:rect>
        <draw:rect draw:style-name="gr71" draw:text-style-name="P4" draw:layer="layout" svg:width="1.8cm" svg:height="0.8cm" svg:x="19.4cm" svg:y="17.35cm" draw:corner-radius="0.5cm">
          <text:p text:style-name="P4">I4.a</text:p>
        </draw:rect>
        <draw:custom-shape draw:style-name="gr13" draw:text-style-name="P2" xml:id="id143" draw:id="id143" draw:layer="Layout" svg:width="1.4cm" svg:height="1.4cm" svg:x="4.6cm" svg:y="5cm">
          <text:p text:style-name="P2"><text:span text:style-name="T1">C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2" xml:id="id145" draw:id="id145" draw:layer="Layout" svg:width="1.4cm" svg:height="1.4cm" svg:x="2.9cm" svg:y="6.7cm">
          <text:p text:style-name="P2"><text:span text:style-name="T1">C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2" xml:id="id144" draw:id="id144" draw:layer="Layout" svg:width="1.4cm" svg:height="1.4cm" svg:x="6cm" svg:y="6.7cm">
          <text:p text:style-name="P2"><text:span text:style-name="T1">C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2" xml:id="id146" draw:id="id146" draw:layer="Layout" svg:width="1.4cm" svg:height="1.4cm" svg:x="6cm" svg:y="8.5cm">
          <text:p text:style-name="P2"><text:span text:style-name="T1">C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43" draw:start-glue-point="8" draw:end-shape="id144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43" draw:start-glue-point="8" draw:end-shape="id145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44" draw:start-glue-point="7" draw:end-shape="id146" draw:end-glue-point="5" svg:d="M6205 7895v705-601 706" svg:viewBox="0 0 1 811">
          <text:p/>
        </draw:connector>
        <draw:custom-shape draw:style-name="gr44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objective value… (3)</text:p>
          </draw:text-box>
        </draw:frame>
        <draw:frame draw:style-name="gr11" draw:text-style-name="P3" draw:layer="layout" svg:width="3.774cm" svg:height="1.673cm" svg:x="2.8cm" svg:y="10.274cm">
          <draw:text-box>
            <text:p text:style-name="P3">Component</text:p>
            <text:p text:style-name="P3">structure</text:p>
          </draw:text-box>
        </draw:frame>
        <draw:frame draw:style-name="gr10" draw:layer="layout" svg:width="8.8cm" svg:height="2.384cm" svg:x="2.8cm" svg:y="16.6cm">
          <draw:text-box>
            <text:p>Assumption: other resources</text:p>
            <text:p>will be switched off and consume no energy</text:p>
          </draw:text-box>
        </draw:frame>
        <draw:frame draw:style-name="gr67" draw:layer="layout" svg:width="8.8cm" svg:height="5.999cm" svg:x="18.6cm" svg:y="4.401cm">
          <draw:text-box>
            <text:p>let objective value be energy</text:p>
            <text:list text:style-name="L1">
              <text:list-item>
                <text:p>executing PEs: R1, CB2, CB4, CB5</text:p>
              </text:list-item>
              <text:list-item>
                <text:p>dependent Resources:<text:line-break/>every PE except CB1, CB3</text:p>
              </text:list-item>
              <text:list-item>
                <text:p>coarse grain: total value is<text:line-break/>sum for whole execution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52" draw:text-style-name="P3" draw:layer="layout" svg:width="25.847cm" svg:height="5.939cm" svg:x="0.753cm" svg:y="1cm">
          <draw:text-box>
            <text:list text:style-name="L1">
              <text:list-item>
                <text:p text:style-name="P3">Cost should be taken into accout to get optimal solution (w.r.t. to objective function)<text:line-break/>or at least „near“ optimal</text:p>
              </text:list-item>
            </text:list>
            <text:p text:style-name="P3"/>
            <text:list text:continue-numbering="true" text:style-name="L1">
              <text:list-item>
                <text:p text:style-name="P3">All mappings so far were valid. Actually need example contracts and concrete values to decide that.</text:p>
                <text:list>
                  <text:list-item>
                    <text:p text:style-name="P3">let every component have one (abstract) property according to their name,<text:line-break/>p1 for C1, p2 for C2, and so on</text:p>
                  </text:list-item>
                  <text:list-item>
                    <text:p text:style-name="P3">further constraints to a PE should be express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9">
        <draw:custom-shape draw:style-name="gr12" draw:text-style-name="P2" xml:id="id150" draw:id="id150" draw:layer="Layout" svg:width="2.51cm" svg:height="1.883cm" svg:x="12.793cm" svg:y="4.8cm">
          <text:p text:style-name="P2">root</text:p>
          <draw:enhanced-geometry svg:viewBox="0 0 21600 21600" draw:type="rectangle" draw:enhanced-path="M 0 0 L 21600 0 21600 21600 0 21600 0 0 Z N"/>
        </draw:custom-shape>
        <draw:custom-shape draw:style-name="gr12" draw:text-style-name="P2" xml:id="id148" draw:id="id148" draw:layer="Layout" svg:width="2.196cm" svg:height="2.196cm" svg:x="10.173cm" svg:y="8.879cm">
          <text:p text:style-name="P2">S1</text:p>
          <draw:enhanced-geometry svg:viewBox="0 0 21600 21600" draw:type="rectangle" draw:enhanced-path="M 0 0 L 21600 0 21600 21600 0 21600 0 0 Z N"/>
        </draw:custom-shape>
        <draw:custom-shape draw:style-name="gr12" draw:text-style-name="P2" xml:id="id151" draw:id="id151" draw:layer="Layout" svg:width="2.197cm" svg:height="2.196cm" svg:x="15.93cm" svg:y="8.879cm">
          <text:p text:style-name="P2">S2</text:p>
          <draw:enhanced-geometry svg:viewBox="0 0 21600 21600" draw:type="rectangle" draw:enhanced-path="M 0 0 L 21600 0 21600 21600 0 21600 0 0 Z N"/>
        </draw:custom-shape>
        <draw:custom-shape draw:style-name="gr12" draw:text-style-name="P2" xml:id="id147" draw:id="id147" draw:layer="Layout" svg:width="2.196cm" svg:height="2.196cm" svg:x="8.4cm" svg:y="12.958cm">
          <text:p text:style-name="P2">CB1</text:p>
          <draw:enhanced-geometry svg:viewBox="0 0 21600 21600" draw:type="rectangle" draw:enhanced-path="M 0 0 L 21600 0 21600 21600 0 21600 0 0 Z N"/>
        </draw:custom-shape>
        <draw:custom-shape draw:style-name="gr57" draw:text-style-name="P2" xml:id="id152" draw:id="id152" draw:layer="Layout" svg:width="2.196cm" svg:height="2.196cm" svg:x="15.303cm" svg:y="12.958cm">
          <text:p text:style-name="P2">CB2</text:p>
          <draw:enhanced-geometry svg:viewBox="0 0 21600 21600" draw:type="rectangle" draw:enhanced-path="M 0 0 L 21600 0 21600 21600 0 21600 0 0 Z N"/>
        </draw:custom-shape>
        <draw:custom-shape draw:style-name="gr12" draw:text-style-name="P2" xml:id="id149" draw:id="id149" draw:layer="Layout" svg:width="2.196cm" svg:height="2.196cm" svg:x="11.538cm" svg:y="12.958cm">
          <text:p text:style-name="P2">R1</text:p>
          <draw:enhanced-geometry svg:viewBox="0 0 21600 21600" draw:type="rectangle" draw:enhanced-path="M 0 0 L 21600 0 21600 21600 0 21600 0 0 Z N"/>
        </draw:custom-shape>
        <draw:custom-shape draw:style-name="gr57" draw:text-style-name="P2" xml:id="id153" draw:id="id153" draw:layer="Layout" svg:width="2.197cm" svg:height="2.196cm" svg:x="18.44cm" svg:y="12.958cm">
          <text:p text:style-name="P2">CB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147" draw:start-glue-point="0" draw:end-shape="id148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148" draw:start-glue-point="2" draw:end-shape="id149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148" draw:start-glue-point="0" draw:end-shape="id150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150" draw:start-glue-point="2" draw:end-shape="id151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151" draw:start-glue-point="2" draw:end-shape="id152" draw:end-glue-point="0" svg:d="M17028 11075v501l-627 881v501" svg:viewBox="0 0 628 1884">
          <text:p/>
        </draw:connector>
        <draw:custom-shape draw:style-name="gr12" draw:text-style-name="P2" xml:id="id155" draw:id="id155" draw:layer="Layout" svg:width="2.197cm" svg:height="2.197cm" svg:x="19.852cm" svg:y="17.35cm">
          <text:p text:style-name="P2">CB4</text:p>
          <draw:enhanced-geometry svg:viewBox="0 0 21600 21600" draw:type="rectangle" draw:enhanced-path="M 0 0 L 21600 0 21600 21600 0 21600 0 0 Z N"/>
        </draw:custom-shape>
        <draw:custom-shape draw:style-name="gr12" draw:text-style-name="P2" xml:id="id154" draw:id="id154" draw:layer="Layout" svg:width="2.196cm" svg:height="2.196cm" svg:x="21.421cm" svg:y="12.958cm">
          <text:p text:style-name="P2">S3</text:p>
          <draw:enhanced-geometry svg:viewBox="0 0 21600 21600" draw:type="rectangle" draw:enhanced-path="M 0 0 L 21600 0 21600 21600 0 21600 0 0 Z N"/>
        </draw:custom-shape>
        <draw:custom-shape draw:style-name="gr57" draw:text-style-name="P2" xml:id="id156" draw:id="id156" draw:layer="Layout" svg:width="2.196cm" svg:height="2.197cm" svg:x="23.304cm" svg:y="17.35cm">
          <text:p text:style-name="P2">CB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153" draw:start-glue-point="0" draw:end-shape="id151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154" draw:start-glue-point="0" draw:end-shape="id151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154" draw:start-glue-point="2" draw:end-shape="id155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154" draw:start-glue-point="2" draw:end-shape="id156" draw:end-glue-point="0" svg:d="M22519 15154v501l1883 1193v502" svg:viewBox="0 0 1884 2197">
          <text:p/>
        </draw:connector>
        <draw:rect draw:style-name="gr72" draw:text-style-name="P4" xml:id="id161" draw:id="id161" draw:layer="layout" svg:width="1.8cm" svg:height="0.8cm" svg:x="8.2cm" svg:y="14.4cm" draw:corner-radius="0.5cm">
          <text:p text:style-name="P4">I1.a</text:p>
        </draw:rect>
        <draw:rect draw:style-name="gr73" draw:text-style-name="P4" xml:id="id164" draw:id="id164" draw:layer="layout" svg:width="1.8cm" svg:height="0.8cm" svg:x="18.8cm" svg:y="17.8cm" draw:corner-radius="0.5cm">
          <text:p text:style-name="P4">I2.b</text:p>
        </draw:rect>
        <draw:rect draw:style-name="gr74" draw:text-style-name="P4" draw:layer="layout" svg:width="1.8cm" svg:height="0.8cm" svg:x="9.2cm" svg:y="15cm" draw:corner-radius="0.5cm">
          <text:p text:style-name="P4">I3.a</text:p>
        </draw:rect>
        <draw:rect draw:style-name="gr75" draw:text-style-name="P4" draw:layer="layout" svg:width="1.8cm" svg:height="0.8cm" svg:x="12.2cm" svg:y="14.4cm" draw:corner-radius="0.5cm">
          <text:p text:style-name="P4">I4.a</text:p>
        </draw:rect>
        <draw:custom-shape draw:style-name="gr13" draw:text-style-name="P2" xml:id="id157" draw:id="id157" draw:layer="Layout" svg:width="1.4cm" svg:height="1.4cm" svg:x="4.6cm" svg:y="5cm">
          <text:p text:style-name="P2"><text:span text:style-name="T1">C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2" xml:id="id159" draw:id="id159" draw:layer="Layout" svg:width="1.4cm" svg:height="1.4cm" svg:x="2.9cm" svg:y="6.7cm">
          <text:p text:style-name="P2"><text:span text:style-name="T1">C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2" xml:id="id158" draw:id="id158" draw:layer="Layout" svg:width="1.4cm" svg:height="1.4cm" svg:x="6cm" svg:y="6.7cm">
          <text:p text:style-name="P2"><text:span text:style-name="T1">C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2" xml:id="id160" draw:id="id160" draw:layer="Layout" svg:width="1.4cm" svg:height="1.4cm" svg:x="6cm" svg:y="8.5cm">
          <text:p text:style-name="P2"><text:span text:style-name="T1">C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57" draw:start-glue-point="8" draw:end-shape="id158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57" draw:start-glue-point="8" draw:end-shape="id159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58" draw:start-glue-point="7" draw:end-shape="id160" draw:end-glue-point="5" svg:d="M6205 7895v705-601 706" svg:viewBox="0 0 1 811">
          <text:p/>
        </draw:connector>
        <draw:custom-shape draw:style-name="gr44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contracts …</text:p>
          </draw:text-box>
        </draw:frame>
        <draw:frame draw:style-name="gr11" draw:text-style-name="P3" draw:layer="layout" svg:width="3.774cm" svg:height="1.673cm" svg:x="2.8cm" svg:y="10.273cm">
          <draw:text-box>
            <text:p text:style-name="P3">Component</text:p>
            <text:p text:style-name="P3">structure</text:p>
          </draw:text-box>
        </draw:frame>
        <draw:frame draw:style-name="gr10" draw:text-style-name="P3" draw:layer="layout" svg:width="8.8cm" svg:height="5.939cm" svg:x="18.6cm" svg:y="4.4cm">
          <draw:text-box>
            <text:p text:style-name="P3">let objective value be energy</text:p>
            <text:list text:style-name="L1">
              <text:list-item>
                <text:p text:style-name="P3">executing PEs: CB1, R1, CB4</text:p>
              </text:list-item>
              <text:list-item>
                <text:p text:style-name="P3">dependent Resources:<text:line-break/>S1, S3, S2, root</text:p>
              </text:list-item>
              <text:list-item>
                <text:p text:style-name="P3">coarse grain: total value is<text:line-break/>sum for whole execution time</text:p>
              </text:list-item>
            </text:list>
          </draw:text-box>
        </draw:frame>
        <draw:custom-shape draw:style-name="gr76" draw:text-style-name="P8" xml:id="id162" draw:id="id162" draw:layer="layout" svg:width="4.8cm" svg:height="6.8cm" svg:x="1cm" svg:y="12.8cm">
          <text:p text:style-name="P8">requires C2 {</text:p>
          <text:p text:style-name="P8"><text:s text:c="2"/>p2 min 3 }</text:p>
          <text:p text:style-name="P8">requires C3 {</text:p>
          <text:p text:style-name="P8"><text:s text:c="2"/>p3 min 5 }</text:p>
          <text:p text:style-name="P8">requires PE {</text:p>
          <text:p text:style-name="P8"><text:s text:c="2"/>cpu-load max</text:p>
          <text:p text:style-name="P8">0.5</text:p>
          <text:p text:style-name="P8"><text:s text:c="2"/>ram-free min</text:p>
          <text:p text:style-name="P8">1.2*workload }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8.2cm" svg:y1="14.8cm" svg:x2="5.8cm" svg:y2="16.2cm" draw:start-shape="id161" draw:start-glue-point="3" draw:end-shape="id162" draw:end-glue-point="7" svg:d="M8200 14800l-2400 1400" svg:viewBox="0 0 2401 1401">
          <text:p/>
        </draw:connector>
        <draw:custom-shape draw:style-name="gr76" draw:text-style-name="P8" xml:id="id163" draw:id="id163" draw:layer="layout" svg:width="6.2cm" svg:height="3.4cm" svg:x="9.8cm" svg:y="16.6cm">
          <text:p text:style-name="P8">requires PE {</text:p>
          <text:p text:style-name="P8"><text:s text:c="2"/>cpu-load max</text:p>
          <text:p text:style-name="P8">0.2 }</text:p>
          <text:p text:style-name="P8">provides p2 max 2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16cm" svg:y1="18.3cm" svg:x2="18.8cm" svg:y2="18.2cm" draw:start-shape="id163" draw:start-glue-point="7" draw:end-shape="id164" draw:end-glue-point="3" svg:d="M16000 18300l2800-100" svg:viewBox="0 0 2801 101">
          <text:p/>
        </draw:connector>
        <draw:custom-shape draw:style-name="gr77" draw:text-style-name="P1" draw:layer="layout" svg:width="1.4cm" svg:height="1.4cm" svg:x="15.4cm" svg:y="17.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7" draw:text-style-name="P1" draw:layer="layout" svg:width="1.4cm" svg:height="1.4cm" svg:x="5cm" svg:y="12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opacity draw:name="Transparency_20_12" draw:display-name="Transparency 12" draw:style="linear" draw:start="100%" draw:end="0%" draw:angle="0" draw:border="0%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né Schöne</meta:initial-creator>
    <meta:creation-date>2015-04-13T14:39:18.266875332</meta:creation-date>
    <dc:date>2015-04-14T13:47:00.238689427</dc:date>
    <dc:creator>René Schöne</dc:creator>
    <meta:editing-duration>PT6H16M6S</meta:editing-duration>
    <meta:editing-cycles>39</meta:editing-cycles>
    <meta:generator>LibreOffice/4.2.8.2$Linux_x86 LibreOffice_project/420$Build-2</meta:generator>
    <meta:document-statistic meta:object-count="469"/>
  </office:meta>
</office:document-meta>
</file>